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77000001F5E732107AC25C1F8A.png" manifest:media-type="image/png"/>
  <manifest:file-entry manifest:full-path="Pictures/100061FF00001F5C000013EB757C3F8A6402945A.svg" manifest:media-type="image/svg+xml"/>
  <manifest:file-entry manifest:full-path="Pictures/100002010000012F000000C1EE3A99CD7E70FF33.png" manifest:media-type="image/png"/>
  <manifest:file-entry manifest:full-path="Pictures/100002010000018F000000F062AD658A5365E993.png" manifest:media-type="image/png"/>
  <manifest:file-entry manifest:full-path="Pictures/100032B500002932000018D452D465328B7FA5AC.svg" manifest:media-type="image/svg+xml"/>
  <manifest:file-entry manifest:full-path="Pictures/100062FE000019A000000E22CF1A1421BD948E6B.svg" manifest:media-type="image/svg+xml"/>
  <manifest:file-entry manifest:full-path="Pictures/10000201000000F80000008983918B80CF19DB2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Noto Sans" svg:font-family="'Noto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Arial" svg:font-family="Arial" style:font-family-generic="system" style:font-pitch="variable"/>
    <style:font-face style:name="Liberation Serif1" svg:font-family="'Liberation Serif'" style:font-family-generic="system" style:font-pitch="variable"/>
  </office:font-face-decls>
  <office:automatic-styles>
    <style:style style:name="Tabelle1" style:family="table">
      <style:table-properties style:width="17cm" fo:break-before="page" table:align="left"/>
    </style:style>
    <style:style style:name="Tabelle1.A" style:family="table-column">
      <style:table-column-properties style:column-width="3.812cm"/>
    </style:style>
    <style:style style:name="Tabelle1.B" style:family="table-column">
      <style:table-column-properties style:column-width="4.094cm"/>
    </style:style>
    <style:style style:name="Tabelle1.C" style:family="table-column">
      <style:table-column-properties style:column-width="9.095cm"/>
    </style:style>
    <style:style style:name="Tabelle1.1" style:family="table-row">
      <style:table-row-properties fo:background-color="#ffffff">
        <style:background-image/>
      </style:table-row-properties>
    </style:style>
    <style:style style:name="Tabelle1.A1" style:family="table-cell">
      <style:table-cell-properties style:vertical-align="middle" fo:padding-left="0.344cm" fo:padding-right="0.344cm" fo:padding-top="0.159cm" fo:padding-bottom="0.159cm" fo:border="0.05pt solid #dfe2e5"/>
    </style:style>
    <style:style style:name="Tabelle1.A2" style:family="table-cell">
      <style:table-cell-properties style:vertical-align="" fo:padding-left="0.344cm" fo:padding-right="0.344cm" fo:padding-top="0.159cm" fo:padding-bottom="0.159cm" fo:border="0.05pt solid #dfe2e5"/>
    </style:style>
    <style:style style:name="Tabelle1.3" style:family="table-row">
      <style:table-row-properties fo:background-color="#f6f8fa">
        <style:background-image/>
      </style:table-row-properties>
    </style:style>
    <style:style style:name="P1" style:family="paragraph" style:parent-style-name="Standard">
      <style:paragraph-properties fo:margin-top="0cm" fo:margin-bottom="0.101cm" loext:contextual-spacing="false" fo:text-align="end" style:justify-single-word="false">
        <style:tab-stops>
          <style:tab-stop style:position="8.5cm" style:type="center"/>
          <style:tab-stop style:position="17cm" style:type="right"/>
        </style:tab-stops>
      </style:paragraph-properties>
      <style:text-properties style:font-name="Liberation Sans" fo:font-size="7pt" officeooo:paragraph-rsid="000fee77" style:font-size-asian="7pt" style:font-size-complex="7pt"/>
    </style:style>
    <style:style style:name="P2" style:family="paragraph" style:parent-style-name="Text_20_body">
      <style:paragraph-properties fo:line-height="150%" fo:text-align="justify" style:justify-single-word="false" style:register-true="true"/>
      <style:text-properties style:font-name="Liberation Sans" fo:font-size="12pt" style:font-size-asian="12pt" style:font-size-complex="12pt"/>
    </style:style>
    <style:style style:name="P3" style:family="paragraph" style:parent-style-name="Text_20_body" style:list-style-name="L3">
      <style:paragraph-properties fo:line-height="150%" fo:text-align="justify" style:justify-single-word="false" style:register-true="true"/>
      <style:text-properties style:font-name="Liberation Sans" fo:font-size="12pt" officeooo:paragraph-rsid="0017b33e" style:font-size-asian="12pt" style:font-size-complex="12pt"/>
    </style:style>
    <style:style style:name="P4" style:family="paragraph" style:parent-style-name="Text_20_body">
      <style:paragraph-properties fo:line-height="150%" style:register-true="true"/>
      <style:text-properties style:font-name="Liberation Sans" fo:font-size="12pt" style:font-size-asian="12pt" style:font-size-complex="12pt"/>
    </style:style>
    <style:style style:name="P5" style:family="paragraph" style:parent-style-name="Text_20_body">
      <style:paragraph-properties fo:line-height="150%" style:register-true="true"/>
      <style:text-properties style:font-name="Liberation Sans"/>
    </style:style>
    <style:style style:name="P6" style:family="paragraph" style:parent-style-name="Text_20_body">
      <style:paragraph-properties fo:line-height="150%" style:register-true="true"/>
      <style:text-properties style:font-name="Liberation Sans" officeooo:paragraph-rsid="001ea459"/>
    </style:style>
    <style:style style:name="P7" style:family="paragraph" style:parent-style-name="Text_20_body">
      <style:paragraph-properties fo:line-height="150%" fo:text-align="justify" style:justify-single-word="false" style:register-true="true"/>
    </style:style>
    <style:style style:name="P8" style:family="paragraph" style:parent-style-name="Text_20_body">
      <style:paragraph-properties fo:line-height="150%" fo:text-align="justify" style:justify-single-word="false" style:register-true="true"/>
      <style:text-properties officeooo:paragraph-rsid="001de417"/>
    </style:style>
    <style:style style:name="P9" style:family="paragraph" style:parent-style-name="Text_20_body">
      <style:paragraph-properties fo:line-height="150%" fo:text-align="justify" style:justify-single-word="false" style:register-true="true"/>
      <style:text-properties officeooo:paragraph-rsid="002ba98d"/>
    </style:style>
    <style:style style:name="P10" style:family="paragraph" style:parent-style-name="Text_20_body">
      <style:paragraph-properties fo:line-height="150%" fo:text-align="justify" style:justify-single-word="false" style:register-true="true"/>
      <style:text-properties officeooo:paragraph-rsid="002f3aa6"/>
    </style:style>
    <style:style style:name="P11" style:family="paragraph" style:parent-style-name="Text_20_body">
      <style:paragraph-properties fo:line-height="150%" fo:text-align="justify" style:justify-single-word="false" style:register-true="true"/>
      <style:text-properties officeooo:paragraph-rsid="002075ae"/>
    </style:style>
    <style:style style:name="P12" style:family="paragraph" style:parent-style-name="Text_20_body">
      <style:paragraph-properties fo:line-height="150%" fo:text-align="justify" style:justify-single-word="false" style:register-true="true"/>
      <style:text-properties officeooo:paragraph-rsid="0017b33e"/>
    </style:style>
    <style:style style:name="P13" style:family="paragraph" style:parent-style-name="Text_20_body">
      <style:paragraph-properties fo:line-height="150%" style:register-true="true"/>
    </style:style>
    <style:style style:name="P14" style:family="paragraph" style:parent-style-name="Text_20_body">
      <style:paragraph-properties fo:line-height="150%" style:register-true="true"/>
      <style:text-properties officeooo:paragraph-rsid="003a0181"/>
    </style:style>
    <style:style style:name="P15" style:family="paragraph" style:parent-style-name="Text_20_body">
      <style:paragraph-properties fo:line-height="150%" style:register-true="true"/>
      <style:text-properties officeooo:paragraph-rsid="002f3aa6"/>
    </style:style>
    <style:style style:name="P16" style:family="paragraph" style:parent-style-name="Text_20_body">
      <style:paragraph-properties fo:line-height="150%" style:register-true="true"/>
      <style:text-properties officeooo:paragraph-rsid="001ea459"/>
    </style:style>
    <style:style style:name="P17" style:family="paragraph" style:parent-style-name="Text_20_body">
      <style:paragraph-properties fo:line-height="150%" style:register-true="true"/>
      <style:text-properties officeooo:paragraph-rsid="004440dd"/>
    </style:style>
    <style:style style:name="P18" style:family="paragraph" style:parent-style-name="Text_20_body">
      <style:paragraph-properties fo:line-height="150%" style:register-true="true"/>
      <style:text-properties officeooo:paragraph-rsid="002075ae"/>
    </style:style>
    <style:style style:name="P19" style:family="paragraph" style:parent-style-name="Text_20_body" style:list-style-name="L1">
      <style:paragraph-properties fo:line-height="150%" style:register-true="true"/>
      <style:text-properties style:font-name="Liberation Sans" officeooo:paragraph-rsid="0017b33e"/>
    </style:style>
    <style:style style:name="P20" style:family="paragraph" style:parent-style-name="Text_20_body">
      <style:paragraph-properties fo:line-height="150%" fo:text-align="justify" style:justify-single-word="false" style:register-true="true"/>
      <style:text-properties fo:font-weight="normal" officeooo:paragraph-rsid="001c40f3" style:font-weight-asian="bold" style:font-weight-complex="bold"/>
    </style:style>
    <style:style style:name="P21" style:family="paragraph" style:parent-style-name="Text_20_body">
      <style:paragraph-properties fo:line-height="150%" style:register-true="true"/>
      <style:text-properties fo:font-variant="normal" fo:text-transform="none" fo:color="#24292e" style:font-name="Liberation Sans" fo:font-size="12pt" fo:letter-spacing="normal" fo:font-style="normal" fo:font-weight="normal" officeooo:rsid="00195c3a" officeooo:paragraph-rsid="00195c3a" style:font-size-asian="12pt" style:font-weight-asian="normal" style:font-size-complex="12pt" style:font-weight-complex="normal"/>
    </style:style>
    <style:style style:name="P22" style:family="paragraph" style:parent-style-name="Text_20_body">
      <style:paragraph-properties fo:line-height="150%" fo:text-align="justify" style:justify-single-word="false" style:register-true="true"/>
      <style:text-properties fo:font-variant="normal" fo:text-transform="none" fo:color="#24292e" style:font-name="Liberation Sans" fo:font-size="12pt" fo:letter-spacing="normal" fo:font-style="normal" fo:font-weight="normal" officeooo:rsid="00195c3a" officeooo:paragraph-rsid="00195c3a" style:font-size-asian="12pt" style:font-weight-asian="normal" style:font-size-complex="12pt" style:font-weight-complex="normal"/>
    </style:style>
    <style:style style:name="P23" style:family="paragraph" style:parent-style-name="Text_20_body">
      <style:paragraph-properties fo:line-height="150%" fo:text-align="justify" style:justify-single-word="false" style:register-true="true"/>
      <style:text-properties fo:font-variant="normal" fo:text-transform="none" fo:color="#24292e" style:font-name="Liberation Sans" fo:font-size="12pt" fo:letter-spacing="normal" fo:font-style="normal" fo:font-weight="normal" officeooo:rsid="00195c3a" officeooo:paragraph-rsid="0017b33e" style:font-size-asian="12pt" style:font-weight-asian="normal" style:font-size-complex="12pt" style:font-weight-complex="normal"/>
    </style:style>
    <style:style style:name="P24" style:family="paragraph" style:parent-style-name="Text_20_body">
      <style:paragraph-properties fo:line-height="150%" fo:text-align="justify" style:justify-single-word="false" style:register-true="true"/>
      <style:text-properties fo:font-variant="normal" fo:text-transform="none" fo:color="#24292e" style:font-name="Liberation Sans" fo:font-size="12pt" fo:letter-spacing="normal" fo:font-style="normal" fo:font-weight="normal" officeooo:rsid="00195c3a" officeooo:paragraph-rsid="004483a8" style:font-size-asian="12pt" style:font-weight-asian="normal" style:font-size-complex="12pt" style:font-weight-complex="normal"/>
    </style:style>
    <style:style style:name="P25" style:family="paragraph" style:parent-style-name="Text_20_body" style:list-style-name="L3">
      <style:paragraph-properties fo:margin-top="0cm" fo:margin-bottom="0cm" loext:contextual-spacing="false" fo:line-height="150%" fo:text-align="justify" style:justify-single-word="false" style:register-true="true"/>
      <style:text-properties style:font-name="Liberation Sans" fo:font-size="12pt" style:font-size-asian="12pt" style:font-size-complex="12pt"/>
    </style:style>
    <style:style style:name="P26" style:family="paragraph" style:parent-style-name="Text_20_body">
      <style:paragraph-properties fo:margin-top="0cm" fo:margin-bottom="0cm" loext:contextual-spacing="false" fo:line-height="150%" fo:text-align="justify" style:justify-single-word="false" style:register-true="true"/>
      <style:text-properties officeooo:paragraph-rsid="00386324"/>
    </style:style>
    <style:style style:name="P27" style:family="paragraph" style:parent-style-name="Text_20_body" style:list-style-name="L1">
      <style:paragraph-properties fo:margin-top="0cm" fo:margin-bottom="0cm" loext:contextual-spacing="false" fo:line-height="150%" style:register-true="true"/>
      <style:text-properties style:font-name="Liberation Sans" fo:font-size="12pt" style:font-size-asian="12pt" style:font-size-complex="12pt"/>
    </style:style>
    <style:style style:name="P28" style:family="paragraph" style:parent-style-name="Text_20_body" style:list-style-name="L1">
      <style:paragraph-properties fo:margin-top="0cm" fo:margin-bottom="0cm" loext:contextual-spacing="false" fo:line-height="150%" style:register-true="true"/>
      <style:text-properties style:font-name="Liberation Sans" fo:font-size="12pt" officeooo:paragraph-rsid="0013b22e" style:font-size-asian="12pt" style:font-size-complex="12pt"/>
    </style:style>
    <style:style style:name="P29" style:family="paragraph" style:parent-style-name="Text_20_body" style:list-style-name="L1">
      <style:paragraph-properties fo:margin-top="0cm" fo:margin-bottom="0cm" loext:contextual-spacing="false" fo:line-height="150%" style:register-true="true"/>
      <style:text-properties style:font-name="Liberation Sans" fo:font-size="12pt" officeooo:rsid="0013b22e" officeooo:paragraph-rsid="0013b22e" style:font-size-asian="12pt" style:font-size-complex="12pt"/>
    </style:style>
    <style:style style:name="P30" style:family="paragraph" style:parent-style-name="Text_20_body" style:list-style-name="L1">
      <style:paragraph-properties fo:margin-top="0cm" fo:margin-bottom="0cm" loext:contextual-spacing="false" fo:line-height="150%" style:register-true="true"/>
      <style:text-properties style:font-name="Liberation Sans" fo:font-size="12pt" officeooo:rsid="001488ad" officeooo:paragraph-rsid="001488ad" style:font-size-asian="12pt" style:font-size-complex="12pt"/>
    </style:style>
    <style:style style:name="P31" style:family="paragraph" style:parent-style-name="Text_20_body" style:list-style-name="L1">
      <style:paragraph-properties fo:margin-top="0cm" fo:margin-bottom="0cm" loext:contextual-spacing="false" fo:line-height="150%" style:register-true="true"/>
      <style:text-properties style:font-name="Liberation Sans" fo:font-size="12pt" officeooo:rsid="001de417" officeooo:paragraph-rsid="001de417" style:font-size-asian="12pt" style:font-size-complex="12pt"/>
    </style:style>
    <style:style style:name="P32" style:family="paragraph" style:parent-style-name="Text_20_body" style:list-style-name="L1">
      <style:paragraph-properties fo:margin-top="0cm" fo:margin-bottom="0cm" loext:contextual-spacing="false" fo:line-height="150%" style:register-true="true"/>
      <style:text-properties style:font-name="Liberation Sans" fo:font-size="12pt" officeooo:rsid="00164fc8" officeooo:paragraph-rsid="00164fc8" style:font-size-asian="12pt" style:font-size-complex="12pt"/>
    </style:style>
    <style:style style:name="P33" style:family="paragraph" style:parent-style-name="Text_20_body" style:list-style-name="L2">
      <style:paragraph-properties fo:margin-top="0cm" fo:margin-bottom="0cm" loext:contextual-spacing="false" fo:line-height="150%" style:register-true="true"/>
      <style:text-properties style:font-name="Liberation Sans" fo:font-size="12pt" officeooo:rsid="00164fc8" officeooo:paragraph-rsid="00164fc8" style:font-size-asian="12pt" style:font-size-complex="12pt"/>
    </style:style>
    <style:style style:name="P34" style:family="paragraph" style:parent-style-name="Text_20_body" style:list-style-name="L2">
      <style:paragraph-properties fo:margin-top="0cm" fo:margin-bottom="0cm" loext:contextual-spacing="false" fo:line-height="150%" style:register-true="true"/>
      <style:text-properties style:font-name="Liberation Sans" fo:font-size="12pt" officeooo:rsid="00164fc8" officeooo:paragraph-rsid="0017b33e" style:font-size-asian="12pt" style:font-size-complex="12pt"/>
    </style:style>
    <style:style style:name="P35" style:family="paragraph" style:parent-style-name="Text_20_body" style:list-style-name="L1">
      <style:paragraph-properties fo:margin-top="0cm" fo:margin-bottom="0cm" loext:contextual-spacing="false" fo:line-height="150%" style:register-true="true"/>
      <style:text-properties style:font-name="Liberation Sans" fo:font-size="12pt" officeooo:rsid="00386324" officeooo:paragraph-rsid="00386324" style:font-size-asian="12pt" style:font-size-complex="12pt"/>
    </style:style>
    <style:style style:name="P36" style:family="paragraph" style:parent-style-name="Text_20_body" style:list-style-name="L2">
      <style:paragraph-properties fo:margin-top="0cm" fo:margin-bottom="0cm" loext:contextual-spacing="false" fo:line-height="150%" style:register-true="true"/>
      <style:text-properties style:font-name="Liberation Sans" fo:font-size="12pt" officeooo:rsid="0017b33e" officeooo:paragraph-rsid="0017b33e" style:font-size-asian="12pt" style:font-size-complex="12pt"/>
    </style:style>
    <style:style style:name="P37" style:family="paragraph" style:parent-style-name="Text_20_body" style:list-style-name="L1">
      <style:paragraph-properties fo:margin-top="0cm" fo:margin-bottom="0cm" loext:contextual-spacing="false" fo:line-height="150%" style:register-true="true"/>
      <style:text-properties style:font-name="Liberation Sans" fo:font-size="12pt" officeooo:rsid="0017b33e" officeooo:paragraph-rsid="0017b33e" style:font-size-asian="12pt" style:font-size-complex="12pt"/>
    </style:style>
    <style:style style:name="P38" style:family="paragraph" style:parent-style-name="Text_20_body" style:list-style-name="L2">
      <style:paragraph-properties fo:margin-top="0cm" fo:margin-bottom="0cm" loext:contextual-spacing="false" fo:line-height="150%" style:register-true="true"/>
      <style:text-properties style:font-name="Liberation Sans" officeooo:paragraph-rsid="0017b33e"/>
    </style:style>
    <style:style style:name="P39" style:family="paragraph" style:parent-style-name="Text_20_body" style:list-style-name="L2">
      <style:paragraph-properties fo:margin-top="0cm" fo:margin-bottom="0cm" loext:contextual-spacing="false" fo:line-height="150%" style:register-true="true"/>
      <style:text-properties style:font-name="Liberation Sans" officeooo:rsid="0017b33e" officeooo:paragraph-rsid="0017b33e"/>
    </style:style>
    <style:style style:name="P40" style:family="paragraph" style:parent-style-name="Text_20_body" style:list-style-name="L4">
      <style:paragraph-properties fo:margin-top="0cm" fo:margin-bottom="0cm" loext:contextual-spacing="false" fo:line-height="150%" fo:text-align="justify" style:justify-single-word="false" fo:orphans="2" fo:widows="2" style:register-true="true"/>
      <style:text-properties fo:font-variant="normal" fo:text-transform="none" fo:color="#24292e" style:font-name="Liberation Sans" fo:font-size="12pt" fo:letter-spacing="normal" fo:font-style="normal" fo:font-weight="normal"/>
    </style:style>
    <style:style style:name="P41"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style>
    <style:style style:name="P42"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officeooo:paragraph-rsid="003a0181"/>
    </style:style>
    <style:style style:name="P43"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style:font-name="Liberation Sans"/>
    </style:style>
    <style:style style:name="P44"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style:style>
    <style:style style:name="P45"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officeooo:paragraph-rsid="002c8a49"/>
    </style:style>
    <style:style style:name="P46"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officeooo:paragraph-rsid="004483a8"/>
    </style:style>
    <style:style style:name="P47" style:family="paragraph" style:parent-style-name="Text_20_body">
      <style:paragraph-properties fo:margin-left="0cm" fo:margin-right="0cm" fo:line-height="150%" fo:orphans="2" fo:widows="2" style:register-true="true" fo:text-indent="0cm" style:auto-text-indent="false"/>
      <style:text-properties fo:font-variant="normal" fo:text-transform="none" fo:color="#24292e" style:font-name="Liberation Sans" fo:font-size="12pt" fo:letter-spacing="normal" fo:font-style="normal" fo:font-weight="normal"/>
    </style:style>
    <style:style style:name="P48" style:family="paragraph" style:parent-style-name="Text_20_body">
      <style:paragraph-properties fo:margin-left="0cm" fo:margin-right="0cm"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style:style>
    <style:style style:name="P49" style:family="paragraph" style:parent-style-name="Text_20_body">
      <style:paragraph-properties fo:margin-left="0cm" fo:margin-right="0cm" fo:line-height="150%" fo:orphans="2" fo:widows="2" style:register-true="true" fo:text-indent="0cm" style:auto-text-indent="false" fo:break-before="page"/>
      <style:text-properties fo:font-variant="normal" fo:text-transform="none" fo:color="#24292e" style:font-name="Liberation Sans" fo:font-size="12pt" fo:letter-spacing="normal" fo:font-style="normal" fo:font-weight="normal"/>
    </style:style>
    <style:style style:name="P50" style:family="paragraph" style:parent-style-name="Text_20_body">
      <style:paragraph-properties fo:margin-left="0cm" fo:margin-right="0cm" fo:margin-top="0cm" fo:margin-bottom="0.423cm" loext:contextual-spacing="false"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style:style>
    <style:style style:name="P51" style:family="paragraph" style:parent-style-name="Text_20_body">
      <style:paragraph-properties fo:margin-left="0cm" fo:margin-right="0cm" fo:margin-top="0cm" fo:margin-bottom="0.423cm" loext:contextual-spacing="false" fo:line-height="150%" fo:orphans="2" fo:widows="2" style:register-true="true" fo:text-indent="0cm" style:auto-text-indent="false"/>
    </style:style>
    <style:style style:name="P52" style:family="paragraph" style:parent-style-name="Heading_20_3">
      <style:paragraph-properties fo:line-height="150%" style:register-true="true" fo:break-before="page"/>
    </style:style>
    <style:style style:name="P53" style:family="paragraph" style:parent-style-name="Heading_20_3">
      <style:paragraph-properties fo:line-height="150%" style:register-true="true"/>
    </style:style>
    <style:style style:name="P54" style:family="paragraph" style:parent-style-name="Heading_20_2">
      <style:paragraph-properties fo:line-height="150%" style:register-true="true"/>
    </style:style>
    <style:style style:name="P55" style:family="paragraph" style:parent-style-name="Table_20_Contents">
      <style:paragraph-properties fo:line-height="120%" style:register-true="true"/>
    </style:style>
    <style:style style:name="P56" style:family="paragraph" style:parent-style-name="Table_20_Heading">
      <style:paragraph-properties fo:line-height="120%" style:register-true="true"/>
      <style:text-properties fo:font-weight="bold"/>
    </style:style>
    <style:style style:name="P57" style:family="paragraph" style:parent-style-name="Heading_20_1">
      <style:paragraph-properties fo:line-height="150%" style:register-true="true"/>
    </style:style>
    <style:style style:name="P58" style:family="paragraph" style:parent-style-name="Heading_20_1" style:list-style-name="">
      <style:paragraph-properties fo:line-height="150%" fo:text-align="start" style:justify-single-word="false" style:register-true="true"/>
    </style:style>
    <style:style style:name="P59" style:family="paragraph" style:parent-style-name="Heading_20_1">
      <style:paragraph-properties fo:line-height="150%" style:register-true="true" fo:break-before="page"/>
    </style:style>
    <style:style style:name="P60" style:family="paragraph" style:parent-style-name="Title">
      <style:paragraph-properties fo:line-height="150%" style:register-true="true"/>
    </style:style>
    <style:style style:name="P61" style:family="paragraph">
      <loext:graphic-properties draw:fill-color="#000000"/>
      <style:paragraph-properties fo:text-align="center"/>
    </style:style>
    <style:style style:name="P62"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officeooo:rsid="00126c44"/>
    </style:style>
    <style:style style:name="T3" style:family="text">
      <style:text-properties officeooo:rsid="0013b22e"/>
    </style:style>
    <style:style style:name="T4" style:family="text">
      <style:text-properties officeooo:rsid="001488ad"/>
    </style:style>
    <style:style style:name="T5" style:family="text">
      <style:text-properties fo:font-size="12pt" style:font-size-asian="12pt" style:font-size-complex="12pt"/>
    </style:style>
    <style:style style:name="T6" style:family="text">
      <style:text-properties fo:font-size="12pt" officeooo:rsid="00164fc8" style:font-size-asian="12pt" style:font-size-complex="12pt"/>
    </style:style>
    <style:style style:name="T7" style:family="text">
      <style:text-properties fo:font-size="12pt" officeooo:rsid="0017b33e" style:font-size-asian="12pt" style:font-size-complex="12pt"/>
    </style:style>
    <style:style style:name="T8" style:family="text">
      <style:text-properties fo:color="#0366d6" style:text-line-through-style="none" style:text-line-through-type="none" style:text-underline-style="none" style:text-blinking="false" fo:background-color="transparent" loext:char-shading-value="0"/>
    </style:style>
    <style:style style:name="T9" style:family="text">
      <style:text-properties fo:color="#0366d6" style:text-line-through-style="none" style:text-line-through-type="none" style:text-underline-style="none" style:text-blinking="false" fo:background-color="#ffffff" loext:char-shading-value="0"/>
    </style:style>
    <style:style style:name="T10" style:family="text">
      <style:text-properties fo:font-variant="normal" fo:text-transform="none" fo:color="#0366d6" style:text-line-through-style="none" style:text-line-through-type="none" style:font-name="Liberation Sans" fo:font-size="12pt" fo:letter-spacing="normal" fo:font-style="normal" style:text-underline-style="none" fo:font-weight="normal" style:text-blinking="false" fo:background-color="#ffffff" loext:char-shading-value="0"/>
    </style:style>
    <style:style style:name="T11" style:family="text">
      <style:text-properties fo:font-variant="normal" fo:text-transform="none" fo:color="#24292e" fo:letter-spacing="normal" fo:font-style="normal"/>
    </style:style>
    <style:style style:name="T12" style:family="text">
      <style:text-properties fo:font-variant="normal" fo:text-transform="none" fo:color="#24292e" style:font-name="Liberation Sans" fo:font-size="12pt" fo:letter-spacing="normal" fo:font-style="normal" fo:font-weight="normal"/>
    </style:style>
    <style:style style:name="T13" style:family="text">
      <style:text-properties fo:font-variant="normal" fo:text-transform="none" fo:color="#24292e" style:font-name="Liberation Sans" fo:font-size="12pt" fo:letter-spacing="normal" fo:font-style="normal" fo:font-weight="normal" style:font-size-asian="12pt" style:font-weight-asian="normal" style:font-size-complex="12pt" style:font-weight-complex="normal"/>
    </style:style>
    <style:style style:name="T14" style:family="text">
      <style:text-properties fo:font-variant="normal" fo:text-transform="none" fo:color="#24292e" style:font-name="Liberation Sans" fo:font-size="12pt" fo:letter-spacing="normal" fo:font-style="normal" fo:font-weight="normal" officeooo:rsid="00386324" style:font-size-asian="12pt" style:font-weight-asian="bold" style:font-size-complex="12pt" style:font-weight-complex="bold"/>
    </style:style>
    <style:style style:name="T15" style:family="text">
      <style:text-properties fo:font-variant="normal" fo:text-transform="none" fo:color="#24292e" style:font-name="Liberation Sans" fo:font-size="12pt" fo:letter-spacing="normal" fo:font-style="normal" fo:font-weight="normal" officeooo:rsid="0017b33e" style:font-size-asian="12pt" style:font-weight-asian="bold" style:font-size-complex="12pt" style:font-weight-complex="bold"/>
    </style:style>
    <style:style style:name="T16" style:family="text">
      <style:text-properties fo:font-variant="normal" fo:text-transform="none" fo:color="#24292e" style:font-name="Liberation Sans" fo:font-size="12pt" fo:letter-spacing="normal" fo:font-style="normal" fo:font-weight="normal" style:font-size-asian="12pt" style:font-size-complex="12pt"/>
    </style:style>
    <style:style style:name="T17" style:family="text">
      <style:text-properties fo:font-variant="normal" fo:text-transform="none" fo:color="#24292e" style:font-name="Liberation Sans" fo:font-size="12pt" fo:letter-spacing="normal" fo:font-style="normal" fo:font-weight="normal" officeooo:rsid="003a0181" style:font-size-asian="12pt" style:font-size-complex="12pt"/>
    </style:style>
    <style:style style:name="T18" style:family="text">
      <style:text-properties fo:font-variant="normal" fo:text-transform="none" fo:color="#24292e" style:font-name="Liberation Sans" fo:font-size="12pt" fo:letter-spacing="normal" fo:font-style="normal" fo:font-weight="normal" officeooo:rsid="003bbfc8" style:font-size-asian="12pt" style:font-size-complex="12pt"/>
    </style:style>
    <style:style style:name="T19" style:family="text">
      <style:text-properties fo:font-variant="normal" fo:text-transform="none" fo:color="#24292e" style:font-name="Liberation Sans" fo:font-size="12pt" fo:letter-spacing="normal" fo:font-style="normal" fo:font-weight="normal" officeooo:rsid="001ea459"/>
    </style:style>
    <style:style style:name="T20" style:family="text">
      <style:text-properties fo:font-variant="normal" fo:text-transform="none" fo:color="#24292e" style:font-name="Liberation Sans" fo:font-size="12pt" fo:letter-spacing="normal" fo:font-style="normal" fo:font-weight="normal" officeooo:rsid="00287d1c"/>
    </style:style>
    <style:style style:name="T21" style:family="text">
      <style:text-properties fo:font-variant="normal" fo:text-transform="none" fo:color="#24292e" style:font-name="Liberation Sans" fo:font-size="12pt" fo:letter-spacing="normal" fo:font-style="normal" fo:font-weight="normal" officeooo:rsid="002a7489"/>
    </style:style>
    <style:style style:name="T22" style:family="text">
      <style:text-properties fo:font-variant="normal" fo:text-transform="none" fo:color="#24292e" style:font-name="Liberation Sans" fo:font-size="12pt" fo:letter-spacing="normal" fo:font-style="normal" fo:font-weight="normal" officeooo:rsid="002ba98d"/>
    </style:style>
    <style:style style:name="T23" style:family="text">
      <style:text-properties fo:font-variant="normal" fo:text-transform="none" fo:color="#24292e" style:font-name="Liberation Sans" fo:font-size="12pt" fo:letter-spacing="normal" fo:font-style="normal" fo:font-weight="normal" officeooo:rsid="002c8a49"/>
    </style:style>
    <style:style style:name="T24" style:family="text">
      <style:text-properties fo:font-variant="normal" fo:text-transform="none" fo:color="#24292e" style:font-name="Liberation Sans" fo:font-size="12pt" fo:letter-spacing="normal" fo:font-style="normal" fo:font-weight="normal" officeooo:rsid="00277938"/>
    </style:style>
    <style:style style:name="T25" style:family="text">
      <style:text-properties fo:font-variant="normal" fo:text-transform="none" fo:color="#24292e" style:font-name="Liberation Sans" fo:font-size="12pt" fo:letter-spacing="normal" fo:font-style="normal" fo:font-weight="normal" officeooo:rsid="00411bb8"/>
    </style:style>
    <style:style style:name="T26" style:family="text">
      <style:text-properties fo:font-variant="normal" fo:text-transform="none" fo:color="#24292e" style:font-name="Liberation Sans" fo:font-size="12pt" fo:letter-spacing="normal" fo:font-style="normal" fo:font-weight="normal" officeooo:rsid="002686a2"/>
    </style:style>
    <style:style style:name="T27" style:family="text">
      <style:text-properties fo:font-variant="normal" fo:text-transform="none" fo:color="#24292e" style:font-name="Liberation Sans" fo:font-size="12pt" fo:letter-spacing="normal" fo:font-style="normal" officeooo:rsid="001c28e7"/>
    </style:style>
    <style:style style:name="T28" style:family="text">
      <style:text-properties fo:font-variant="normal" fo:text-transform="none" fo:color="#24292e" style:font-name="Liberation Sans" fo:font-size="12pt" fo:letter-spacing="normal" fo:font-style="italic" fo:font-weight="normal" style:font-style-asian="italic" style:font-style-complex="italic"/>
    </style:style>
    <style:style style:name="T29" style:family="text">
      <style:text-properties fo:font-variant="normal" fo:text-transform="none" fo:color="#24292e" style:font-name="Liberation Sans" fo:font-size="12pt" fo:letter-spacing="normal" fo:font-style="italic" fo:font-weight="normal" officeooo:rsid="0025b3f9" style:font-style-asian="italic" style:font-style-complex="italic"/>
    </style:style>
    <style:style style:name="T30" style:family="text">
      <style:text-properties fo:font-variant="normal" fo:text-transform="none" fo:color="#24292e" style:font-name="Liberation Sans" fo:letter-spacing="normal"/>
    </style:style>
    <style:style style:name="T31" style:family="text">
      <style:text-properties fo:font-variant="normal" fo:text-transform="none" fo:color="#24292e" fo:font-size="12pt" fo:letter-spacing="normal" fo:font-style="normal" fo:font-weight="bold" officeooo:rsid="001ea459"/>
    </style:style>
    <style:style style:name="T32" style:family="text">
      <style:text-properties fo:font-variant="normal" fo:text-transform="none" fo:color="#24292e" fo:font-size="12pt" fo:letter-spacing="normal" fo:font-style="normal" fo:font-weight="normal"/>
    </style:style>
    <style:style style:name="T33" style:family="text">
      <style:text-properties fo:font-variant="normal" fo:text-transform="none" fo:color="#24292e" fo:font-size="12pt" fo:letter-spacing="normal" fo:font-style="italic" fo:font-weight="bold" style:font-style-asian="italic" style:font-style-complex="italic"/>
    </style:style>
    <style:style style:name="T34" style:family="text">
      <style:text-properties style:font-name="Liberation Sans" fo:font-weight="normal" officeooo:rsid="002f3aa6" style:font-weight-asian="normal" style:font-weight-complex="normal"/>
    </style:style>
    <style:style style:name="T35" style:family="text">
      <style:text-properties style:font-name="Liberation Sans" fo:font-weight="normal" officeooo:rsid="002fc9cd" style:font-weight-asian="normal" style:font-weight-complex="normal"/>
    </style:style>
    <style:style style:name="T36" style:family="text">
      <style:text-properties style:font-name="Liberation Sans" fo:font-weight="normal" officeooo:rsid="0032dc96" style:font-weight-asian="normal" style:font-weight-complex="normal"/>
    </style:style>
    <style:style style:name="T37" style:family="text">
      <style:text-properties style:font-name="Liberation Sans" fo:font-weight="normal" officeooo:rsid="0036dc08" style:font-weight-asian="normal" style:font-weight-complex="normal"/>
    </style:style>
    <style:style style:name="T38" style:family="text">
      <style:text-properties style:font-name="Liberation Sans" fo:font-style="italic" fo:font-weight="normal" officeooo:rsid="003a0181" style:font-style-asian="italic" style:font-weight-asian="normal" style:font-style-complex="italic" style:font-weight-complex="normal"/>
    </style:style>
    <style:style style:name="T39" style:family="text">
      <style:text-properties style:font-name="Liberation Sans" fo:font-weight="bold" officeooo:rsid="00386324" style:font-weight-asian="bold" style:font-weight-complex="bold"/>
    </style:style>
    <style:style style:name="T40" style:family="text">
      <style:text-properties style:font-name="Liberation Sans" fo:font-weight="bold" officeooo:rsid="003cf83e" style:font-weight-asian="bold" style:font-weight-complex="bold"/>
    </style:style>
    <style:style style:name="T41" style:family="text">
      <style:text-properties style:font-name="Liberation Sans" officeooo:rsid="001de417"/>
    </style:style>
    <style:style style:name="T42" style:family="text">
      <style:text-properties officeooo:rsid="001c28e7"/>
    </style:style>
    <style:style style:name="T43" style:family="text">
      <style:text-properties officeooo:rsid="001ea459"/>
    </style:style>
    <style:style style:name="T44" style:family="text">
      <style:text-properties fo:font-style="italic" fo:font-weight="normal" officeooo:rsid="002f3aa6" style:font-style-asian="italic" style:font-weight-asian="normal" style:font-style-complex="italic" style:font-weight-complex="normal"/>
    </style:style>
    <style:style style:name="T45" style:family="text">
      <style:text-properties officeooo:rsid="001f1eef"/>
    </style:style>
    <style:style style:name="T46" style:family="text">
      <style:text-properties officeooo:rsid="002075ae"/>
    </style:style>
    <style:style style:name="T47" style:family="text">
      <style:text-properties officeooo:rsid="002628b8"/>
    </style:style>
    <style:style style:name="T48" style:family="text">
      <style:text-properties officeooo:rsid="002686a2"/>
    </style:style>
    <style:style style:name="T49" style:family="text">
      <style:text-properties officeooo:rsid="002c8a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bullet-char="•">
        <style:list-level-properties text:space-before="1.995cm" text:min-label-width="0.499cm"/>
        <style:text-properties style:font-name="StarSymbol"/>
      </text:list-level-style-bullet>
      <text:list-level-style-bullet text:level="3" text:bullet-char="•">
        <style:list-level-properties text:space-before="3.242cm" text:min-label-width="0.499cm"/>
        <style:text-properties style:font-name="Noto San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Noto Sans"/>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Strong_20_Emphasis">Abschlussbericht</text:span></text:p>
      <text:h text:style-name="P59" text:outline-level="1"><text:span text:style-name="Strong_20_Emphasis"># Inhalt</text:span></text:h>
      <text:list xml:id="list4564653796616917744" text:style-name="L1">
        <text:list-item>
          <text:p text:style-name="P27">Einleitung </text:p>
          <text:list>
            <text:list-item>
              <text:p text:style-name="P27">Über dieses Dokument </text:p>
            </text:list-item>
          </text:list>
        </text:list-item>
        <text:list-item>
          <text:p text:style-name="P27">Aufgabenstellung und <text:span text:style-name="T3">Ausgangssituation</text:span></text:p>
          <text:list>
            <text:list-item>
              <text:p text:style-name="P28">Innovationsbezug &amp; Gesamtziel des Vorhabens </text:p>
            </text:list-item>
            <text:list-item>
              <text:p text:style-name="P29">Beschreibung des Vorhabens</text:p>
            </text:list-item>
          </text:list>
        </text:list-item>
        <text:list-item>
          <text:p text:style-name="P27">Umfrage <text:span text:style-name="T3">zu Metadaten</text:span></text:p>
          <text:list>
            <text:list-item>
              <text:p text:style-name="P29">Zielsetzung</text:p>
            </text:list-item>
            <text:list-item>
              <text:p text:style-name="P29">Zielgruppe</text:p>
            </text:list-item>
            <text:list-item>
              <text:p text:style-name="P29">Technische Realisierung</text:p>
            </text:list-item>
            <text:list-item>
              <text:p text:style-name="P30">Aufbau der Umfrage</text:p>
            </text:list-item>
            <text:list-item>
              <text:p text:style-name="P30">Ergebnisse der Umfrage</text:p>
            </text:list-item>
          </text:list>
        </text:list-item>
        <text:list-item>
          <text:p text:style-name="P27">Projekt<text:span text:style-name="T4">verlauf</text:span></text:p>
          <text:list>
            <text:list-item>
              <text:p text:style-name="P30">AP I Datentypisierung</text:p>
              <text:list>
                <text:list-item>
                  <text:p text:style-name="P31">Dateninfrastruktur</text:p>
                </text:list-item>
                <text:list-item>
                  <text:p text:style-name="P32">Metadatenklassifizierung</text:p>
                </text:list-item>
                <text:list-item>
                  <text:p text:style-name="P32">Data-Harvesting</text:p>
                </text:list-item>
                <text:list-item>
                  <text:p text:style-name="P32">GeoNetworkOpenSource</text:p>
                </text:list-item>
              </text:list>
            </text:list-item>
            <text:list-item>
              <text:p text:style-name="P32">AP II Erarbeitung und Evaluation der Machbarkeit der möglichen Ansätze zur Metadatenautomatisierung</text:p>
              <text:list>
                <text:list-item>
                  <text:p text:style-name="P35">Datenbetrachtung zur Metadatenerstellung</text:p>
                </text:list-item>
                <text:list-item>
                  <text:p text:style-name="P35">KI-Ansatz zur Metadatenerstellung</text:p>
                </text:list-item>
              </text:list>
            </text:list-item>
          </text:list>
        </text:list-item>
      </text:list>
      <text:list xml:id="list4090793147867325678" text:style-name="L2">
        <text:list-item>
          <text:p text:style-name="P33">AP III Deep-Learning</text:p>
          <text:list>
            <text:list-item>
              <text:list>
                <text:list-item>
                  <text:p text:style-name="P38"><text:span text:style-name="T6">B</text:span><text:span text:style-name="T7">ericht Deep-Learning-Komponente</text:span></text:p>
                </text:list-item>
              </text:list>
            </text:list-item>
          </text:list>
        </text:list-item>
        <text:list-item>
          <text:p text:style-name="P33">AP IV Entwicklung eines proof-of-Concept</text:p>
          <text:list>
            <text:list-item>
              <text:list>
                <text:list-item>
                  <text:p text:style-name="P39"><text:span text:style-name="T6">S</text:span><text:span text:style-name="T5">howcase MetaOpenData Client</text:span></text:p>
                  <text:p text:style-name="P39"/>
                </text:list-item>
              </text:list>
            </text:list-item>
          </text:list>
        </text:list-item>
        <text:list-item>
          <text:p text:style-name="P34"><text:soft-page-break/>AP V Evaluation der E<text:span text:style-name="T47">r</text:span>gebnisse und Herausstellung des Verwertungspotentials</text:p>
          <text:list>
            <text:list-item>
              <text:list>
                <text:list-item>
                  <text:p text:style-name="P36">Bericht Projektarchitektur</text:p>
                </text:list-item>
                <text:list-item>
                  <text:p text:style-name="P36">Softwarearchitektur</text:p>
                </text:list-item>
                <text:list-item>
                  <text:p text:style-name="P36">Schnittstellenarchitektur</text:p>
                </text:list-item>
                <text:list-item>
                  <text:p text:style-name="P38"><text:span text:style-name="T7">Datenarchitektur</text:span></text:p>
                </text:list-item>
              </text:list>
            </text:list-item>
          </text:list>
        </text:list-item>
      </text:list>
      <text:list xml:id="list133447836195256" text:continue-list="list4564653796616917744" text:style-name="L1">
        <text:list-item>
          <text:p text:style-name="P37">Zusammenfassung der Projektergebnisse</text:p>
        </text:list-item>
        <text:list-item>
          <text:p text:style-name="P19"><text:span text:style-name="T7">Werbeflyer MetaOpenData</text:span></text:p>
        </text:list-item>
      </text:list>
      <text:h text:style-name="P59" text:outline-level="1"><text:bookmark text:name="user-content-einleitung"/>Einleitung</text:h>
      <text:h text:style-name="P54" text:outline-level="2"><text:bookmark text:name="user-content-Über-dieses-dokument"/>Über dieses Dokument</text:h>
      <text:p text:style-name="P4">[tbd]</text:p>
      <text:h text:style-name="P57" text:outline-level="1"><text:bookmark text:name="user-content-aufgabenstellung-und-rahmenbedingungen"/>Aufgabenstellung und Ausgangssituation</text:h>
      <text:p text:style-name="P2">Der freie und unbeschränkte Zugang zu Daten ist das zentrale Element des Open Data Gedankens. Dieses Ziel ist durch alleinige Bereitstellung von Daten nicht zu erreichen, denn die bereitgestellten Daten müssen für Interessierte Nutzer auch auffindbar sein. Gerade im Kontext des Bundesministeriums für Verkehr und Digitale Infrastruktur ist dies eine zentrale Anforderung in Bezug auf die riesigen Datenschätze des Geschäfts<text:span text:style-name="T2">­</text:span>bereiches. Die beiden Unternehmen mundialis GmbH &amp; Co KG und Sopra Steria Consulting haben ihre Expertise in den Bereichen Geo-IT, Open Data, Big Data und Deep Learning gebündelt und im Zuge des Vorhabens „MetaOpenData“ im Rahmen des Modernitätsfonds mFUND die Machbarkeit von Maßnahmen zur Verbesserung der Auffindbarkeit von Daten untersucht. Im Fokus stand hierbei die Erarbeitung von Lösungsansätzen zur Metadatenautomatisierung, die durch Deep Learning Verfahren angereichert zur Verbesserung der Datenauffindbarkeit auch hinsichtlich unterschiedlicher Suchkontexte führen soll. Für diese Maßnahmen sehen die Projektbeteiligten insgesamt ein sehr großes Einsparpotential hinsichtlich der bisher für Metadatenerstellung und -pflege notwendigen personellen, finanziellen und zeitlichen Aufwände. Ebenfalls erwarten die Beteiligten von den erarbeiteten Lösungsansätzen, dass sie geeignet sind, die Hürden für die Datenbereitstellung auf der Anbieterseite zu senken und resultierend die öffentlich zur Verfügung stehende Datenbasis quantitativ wie auch qualitativ aufzuwerten. Insbesondere der Einsatz von Deep-Learning Verfahren, welche bislang in den Bereichen Geo-IT und Open Data keine große Bedeutung besitzen, verfügen über das Potential, auf disruptive Art und Weise dazu beizutragen, bisherige Verfahren der Metadaten<text:span text:style-name="T2">­</text:span>bereitstellung auf den Kopf zu stellen und neue Möglichkeiten der Datenrecherche zu ermöglichen.</text:p>
      <text:h text:style-name="P54" text:outline-level="2"><text:bookmark text:name="user-content-innovationsbezug--gesamtziel-des-vorhabens"/><text:soft-page-break/>Innovationsbezug &amp; Gesamtziel des Vorhabens</text:h>
      <text:p text:style-name="P2">Das Gesamtziel des Vorhabens im Rahmen einer Machbarkeitsstudie ist die Verbesserung der Auffindbarkeit von Daten aus dem Geschäftsbereich des Bundesministeriums für Verkehr und Digitale Infrastruktur (BMVI). Dieses lässt sich in die folgenden Teilziele untergliedern:</text:p>
      <text:list xml:id="list1584674930853797327" text:style-name="L3">
        <text:list-item>
          <text:p text:style-name="P25">Vereinfachung und Verbesserung des Zugriffs auf Freie Daten und Freie Geodaten durch automatisierte Anreicherung mit Metadaten und damit Vereinfachung und Optimierung der Metadatenerfassung,–pflege und -bereitstellung. </text:p>
        </text:list-item>
        <text:list-item>
          <text:p text:style-name="P25">Verbesserung der Auffindbarkeit von Daten hinsichtlich ihres Zeitbezuges </text:p>
        </text:list-item>
        <text:list-item>
          <text:p text:style-name="P25">Optimierung der Metadatenzuordnung durch Verfahren des Deep Learnings </text:p>
        </text:list-item>
        <text:list-item>
          <text:p text:style-name="P25">Evaluation der Machbarkeit möglicher Ansätze zur Metadatenautomatisierung mittels Proof of Concept </text:p>
        </text:list-item>
        <text:list-item>
          <text:p text:style-name="P3">Nachnutzung der Ergebnisse durch Entwicklung einer standardisierten Open Source Lösung zur Metadatenautomatisierung in einer 2. Projektphase </text:p>
        </text:list-item>
      </text:list>
      <text:h text:style-name="P54" text:outline-level="2">Beschreibung des Vorhabens</text:h>
      <text:p text:style-name="P12"><text:span text:style-name="T15">Der freie und unbeschränkte Zugang zu Daten ist das zentrale Element des Open Data Gedankens. Dieses Ziel ist durch alleinige Bereitstellung von Daten nicht zu erreichen, denn die bereitgestellten Daten müssen für Interessierte Nutzer auch auffindbar sein. „Ein Leitgedanke des mFUNDs besteht darin, einen breiten Zugang zu den Daten des BMVI und seines Geschäftsbereichs zu gewähren und damit Innovationen und umsetzungsnahe Anwendungsfälle für die Datennutzung zu ermöglichen“, so wird eines der Kernziele von mFUND in der Präambel der Förderrichtlinie formuliert. Ein Hemmnis für die angestrebte volle Ausschöpfung des Potentiales der Daten besteht in deren Auffindbarkeit und damit einhergehend auch in der Abhängigkeit von der Qualität der beschreibenden Metadaten. Zu diesem Zweck haben sich insbesondere im Bereich der Geo-IT Suchdienste auf Basis standardisierter Metadaten etabliert. Die Erstellung und vor allem die Pflege der hier benötigten Metadaten ist jedoch sehr kosten-, arbeits- und zeitintensiv, wie das Beispiel des Aufbaus der europäischen Geodateninfrastruktur INSPIRE zeigt. Von immenser Wichtigkeit ist dabei, dass die Metadaten eine hohe Qualität und damit verbunden auch eine hohe Aktualität besitzen. Nur so kann gewährleistet werden, dass die Fachdaten im </text:span><text:soft-page-break/><text:span text:style-name="T15">jeweiligen Suchkontext auch gefunden werden. Dieser unbedingt notwendige, jedoch auch hohe Aufwand führt entweder dazu, dass Kapazitäten für die Pflege und den Aufbau der Metadatenbestände der datenhaltenden Stellen gebunden werden, oder aber, dass Daten überhaupt nicht bzw. nur mit qualitativ unzureichenden Metadaten veröffentlicht werden. Dies schränkt die Auffindbarkeit ggf. interessanter Datenbestände und damit deren Nachnutzung (in welcher das eigentliche Potenzial offener Daten besteht) ein oder verhindert sie sogar. Damit einher geht häufig eine mangelhafte Aktualität der Metadaten. Gerade im Geschäftsbereich des „Datenministeriums“ BMVI mit den umfangreichsten Fachdatenbeständen auf Bundesebene sind dies wichtige Argumente dafür, weniger aufwendige, einheitliche Lösungen, Standards und Regeln zur Metadatenpflege zu erarbeiten, die auf der anderen Seite aber auch zur besseren Datennutzung führen. Ähnliche Probleme zeigen sich bei den Sentinel Satellitendaten aus dem europäischen Copernicus- Programm, die durch das DLR deutschlandweit über CODE-DE bereitgestellt werden. Die Datenbestände sind in zwei Jahren auf weit über eine Million Szenen angewachsen mit täglich steigender Anzahl. Hier ist es notwendig, dass die Bilddaten mit ausreichend detaillierten Metadaten beschrieben werden, damit bestimmte Szenen im Suchkontext bestimmter Fragestellungen aufgefunden werden können und so die Nutzung dieser öffentlichen Daten auch für eine breite Masse von Anwendungen ermöglicht wird. Das hier vorgeschlagene Projekt zur Durchführung einer Machbarkeitsstudie mit Proof of Concept hat zum Ziel, Wege aufzuzeigen, wie ein dynamisches und automatisiertes Ableiten von Metainformationen aus vorhandenen Daten ermöglicht werden kann. Wir beabsichtigen, auf Basis des Proof of Concept eine prototypische Lösung zu erarbeiten, die in einer möglichen weiteren Projektphase zu einem produktiv einsetzbaren System weiterentwickelt werden soll. Eine solche Lösung würde Ressourcen freimachen, die ansonsten in Erfassung und Pflege von Metadaten gebunden sind. Darüber hinaus könnten somit Fachdaten erstmalig mit ausreichenden und vereinheitlichten Metadaten beschrieben und als Open Data publiziert werden. In der Studie soll untersucht werden, wie eine automatisierte Anreicherung von Metadaten aus den vorliegenden Geodaten selbst sowie weiterer Metadaten, die sich aufgrund von räumlichen oder attributiven Zusammenhängen aus anderen Quellen extrahieren lassen, umgesetzt werden kann. Als Beispiel mag die Anreicherung der Copernicus Footprints um die entsprechende </text:span><text:soft-page-break/><text:span text:style-name="T15">durchschnittliche Landhöhe oder die durchschnittliche Niederschlagswerte einer Szene dienen. Ein weiteres Beispiel stellt die Beschreibung von sehr dynamischen Fachdaten aus dem Mobilitätsumfeld dar, die eines sehr dichten Aktualisierungszyklus bedürfen. Dabei sollen auch Aspekte berücksichtigt werden, die derzeit nicht durch Metadatensuchen abgedeckt werden: Der Aktualitätsbezug von Fachdaten, die für einen bestimmten Zeitpunkt Fragestellungen beantworten wie „Welche Objekte befinden sich wann an welchem Ort?“. Hier spielt die interne Verknüpfung der Daten aus dem Geschäftsbereich des BMVI eine große Rolle, beispielsweise die von Wetter- mit Verkehrsdaten. Darüber hinaus sehen wir eine weitere Problematik darin, dass Datenbereitsteller mit ihren Metadaten auch eine gewisse Nutzungsrichtung für die Daten vorgeben. Eine Arbeitshypothese der Studie ist aber, dass diese Vorgehensweise möglicherweise die Nutzung von Daten in anderem Kontext verhindert, da sie bei Recherche in einem komplett anderen Kontext schlicht nicht auffindbar sind. Im Rahmen unseres Vorhabens möchten wir insbesondere mit Methoden und Verfahren des Deep Learning, also der Fähigkeit von Systemen mittels Lernalgorithmen sinnhafte Entscheidungen zu treffen, ansetzen. In Bezug auf die Fragestellung, die Auffindbarkeit von Daten durch automatisierte Ableitung von Metadaten zu optimieren, möchten wir mit solcherlei Verfahren das System befähigen, selbstständig und objektiv Metadaten zuzuordnen. Als Eingangsdaten zur Systemkalibrierung können dazu bereits mit Metadaten versehene Datensätze verwendet werden Im Rahmen der BMVI-Initiative rund um den mFUND und die mCLOUD wird ein Fokus auf die bessere Verfügbarkeit und Mehrwertgenerierung hinsichtlich der Daten aus dem Geschäftsbereich gesetzt. Hier möchten wir mit der vorgeschlagenen Studie sowohl die Datenverfügbarkeit als auch deren Auffindbarkeit verbessern und diese Ansätze auf ihre Umsetzbarkeit hin untersuchen. Dazu sollen durch verschiedene Lösungsansätze zur dynamischen und qualitativ hochwertigen sowie weitestgehend automatisierten Ableitung von Metadaten aus den eigentlichen Daten bzw. durch Verknüpfung mit weiteren Datensätzen erarbeitet werden. Diese Machbarkeitsstudie soll damit Grundstein für weitere Projekte sein, die die Umsetzung der erarbeiteten Ansätze zum Inhalt haben und somit einen Beitrag dazu leisten können, dass die Daten des BMVI-Geschäftsbereiches besser auffindbar werden und somit eine noch größere Wertschöpfung erreicht werden kann. Insbesondere sehen </text:span><text:soft-page-break/><text:span text:style-name="T15">wir hier die Weiterentwicklung unserer Ansätze hin zu einer Open Source lizensierten Lösung zur Metadatenautomatisierung als wichtigen Treiber für die weitere Wertschöpfung an.</text:span></text:p>
      <text:h text:style-name="P59" text:outline-level="1">Umfrage zu Metadaten</text:h>
      <text:p text:style-name="P21">…</text:p>
      <text:h text:style-name="P54" text:outline-level="2">Zielsetzung</text:h>
      <text:p text:style-name="P24">Ziel der Umfrage war es, Nutzungspräferenzen und Anforderungen an Metadaten abzufragen. Die Ergebnisse des Projektes MetaOpenData sollen dazu dienen, vollständigere Metadaten zu generieren, um ein besseres Auffinden und Beurteilen der Eignung von Daten zu ermöglichen - und zwar aus Nutzersicht. Um die Anforderungen potentieller Nutzender eines Systems zur automatisierten Metadaten-Zuordnung frühzeitig in das Projekt einzubeziehen, wurde daher eine umfassende Online Umfrage entwickelt, um mehr über die Erfahrungen mit und Anforderungen an Metadaten zu erfahren (Nutzen Sie Metadaten? Welche Zusatzinformationen zu Daten interessieren Sie? Was fehlt?). Die Umfrage ist ein wichtiger Beitrag zu AP-I, im Wesentlichen zum Unterpunkt „Erarbeitung Datentypisierung“. Dies soll insb. dazu beitragen, eine Bestandsaufnahme hinsichtlich der Quantität und der Qualität der Metadaten aus Nutzersicht zu erstellen, um die Kriterien für die Typisierung zu definieren und diejenigen Datentypen auszuwählen, die am besten geeignet erscheinen um im Rahmen dieser Machbarkeitsstudie betrachtet zu werden.</text:p>
      <text:h text:style-name="P54" text:outline-level="2">Zielgruppe</text:h>
      <text:p text:style-name="P22">Zielgruppe der Umfrage waren in erster Linie Nutzer von (Meta-)Daten jeder Art, mit einem Fokus auf NutzerInnen von Daten im Geschäftsbereich des Bundesministeriums für Verkehr und digitale Infrastruktur (BMVI). Darunter fallen unter anderem Daten und Dienste des Europäischen Erdbeobachtungsprogramms Copernicus (<text:a xlink:type="simple" xlink:href="http://www.copernicus.eu/" text:style-name="Internet_20_link" text:visited-style-name="Visited_20_Internet_20_Link"><text:span text:style-name="T8">http://www.copernicus.eu/</text:span></text:a>), insbesondere des darin enthaltenden Dienstes zur Überwachung der Meeresumwelt (<text:a xlink:type="simple" xlink:href="http://marine.copernicus.eu/" text:style-name="Internet_20_link" text:visited-style-name="Visited_20_Internet_20_Link"><text:span text:style-name="T8">http://marine.copernicus.eu/</text:span></text:a>), für den das Bundesamt für Seeschifffahrt und Hydrographie (BSH) als Geschäftsbereichsbehörde des BMVI die Fachkoordination in Deutschland übernimmt. Auch Nutzende weiterer Dienste und Portale, wie bspw. mCLOUD (<text:a xlink:type="simple" xlink:href="https://www.mcloud.de/" text:style-name="Internet_20_link" text:visited-style-name="Visited_20_Internet_20_Link"><text:span text:style-name="T8">https://www.mcloud.de/</text:span></text:a>) - mit dem das BMVI einen zentralen Zugangspunkt zu offenen Daten rund um Themen seines Ressorts bereitstellt - das Geoportal der BfG (<text:a xlink:type="simple" xlink:href="https://geoportal.bafg.de/portal/Start.do" text:style-name="Internet_20_link" text:visited-style-name="Visited_20_Internet_20_Link"><text:span text:style-name="T8">https://geoportal.bafg.de/portal/Start.do</text:span></text:a>), das GeoSeaPortal des BSH (<text:a xlink:type="simple" xlink:href="https://www.geoseaportal.de/mapapps/?lang=de" text:style-name="Internet_20_link" text:visited-style-name="Visited_20_Internet_20_Link"><text:span text:style-name="T8">https://www.geoseaportal.de/mapapps/?lang=de</text:span></text:a>, die Marine Daten Infrastruktur <text:soft-page-break/>Deutschland - MDI-DE (<text:a xlink:type="simple" xlink:href="http://projekt.mdi-de.org/services/nokis.html" text:style-name="Internet_20_link" text:visited-style-name="Visited_20_Internet_20_Link"><text:span text:style-name="T8">http://projekt.mdi-de.org/services/nokis.html</text:span></text:a>), oder auch Daten der Deutschen Bahn (<text:a xlink:type="simple" xlink:href="https://data.deutschebahn.com/" text:style-name="Internet_20_link" text:visited-style-name="Visited_20_Internet_20_Link"><text:span text:style-name="T8">https://data.deutschebahn.com/</text:span></text:a>) standen grundsätzlich im Fokus.</text:p>
      <text:p text:style-name="P44">Insbesondere sorgte die aktive Streuung der Umfrage in unterschiedlichen Branchen und Unternehmen für einen weitreichenderen Überblick für das Projekt MetaOpenData. Die Einladung zur Teilnahme an der Umfrage wurde auf mehrere Wege in Umlauf gebracht.</text:p>
      <text:h text:style-name="P54" text:outline-level="2">Technische Realisierung</text:h>
      <text:p text:style-name="P23">Die Umfrage wurde mit Hilfe des Online Tools EUSurvey (<text:a xlink:type="simple" xlink:href="https://ec.europa.eu/eusurvey/" text:style-name="Internet_20_link" text:visited-style-name="Visited_20_Internet_20_Link"><text:span text:style-name="T9">https://ec.europa.eu/eusurvey/</text:span></text:a>) der Europäischen Kommission erstellt. EUSurvey ist ein Instrument zur Verwaltung von Online-Umfragen. Damit lassen sich in den meisten Web-Browsern Fragebögen und sonstige interaktive Formulare erstellen, veröffentlichen und verwalten. Die Umfrage zu MetaOpenData ist für eine Bearbeitungszeit von etwa 10 bis 12 Minuten konzipiert worden und über den Link <text:a xlink:type="simple" xlink:href="https://ec.europa.eu/eusurvey/runner/MetaOpenData" text:style-name="Internet_20_link" text:visited-style-name="Visited_20_Internet_20_Link"><text:span text:style-name="T9">https://ec.europa.eu/eusurvey/runner/MetaOpenData</text:span></text:a> abrufbar. Die Umfrage ist anonym - d.h. es können keine Rückschlüsse auf die Teilnehmenden gezogen werden - und über einen nicht-personalisierten Zugang erreichbar, d.h. es wird kein Token vergeben. Die in deutscher Sprache verfasste Umfrage war sechs Wochen lang zugänglich.</text:p>
      <text:h text:style-name="P54" text:outline-level="2">Aufbau der Umfrage</text:h>
      <text:p text:style-name="P46">Die Umfrage ist in insgesamt fünf Teile gegliedert. Insgesamt besteht die Umfrage aus 18 Fragen, davon sechs mit Einfachantwortmöglichkeit, drei mit Mehrfachantwortmöglichkeit, acht freie Textfelder, und eine numerische Eingabe.</text:p>
      <text:p text:style-name="P46">Der einleitende Teil informiert die Teilnehmenden über die Zielsetzung und den Zweck der Umfrage. Im zweiten Teil („Allgemeine Fragen“) können Angaben über die Organisation des Umfrageteilnehmers gestellt, um bei der Auswertung einen Überblick über die Nutzerkategorie und die jeweiligen Arbeitsfelder der Teilnehmenden zu erhalten.</text:p>
      <text:p text:style-name="P46">Im dritten Themenblock („Fragen zur Nutzung von Daten“) werden Fragen über die Nutzung von Daten im allgemeinen ergänzt. Hierzu werden insbesondere die genutzten Datenformate, wie beispielsweise *.XLS oder *.CSV evaluiert. Die hier frei einzufügenden Formate können aus den verschiedensten Datenbereichen stammen (Geodaten, Wetterdaten u. v. m.). Ergänzend werden auch die unterschiedlichen Themenfelder <text:soft-page-break/>erfragt, in denen Daten verwendet werden, sowie die Häufigkeit der Nutzung dieser Daten in Projekten.</text:p>
      <text:p text:style-name="P44">Im vierten Themenbereich („Fragen zur Nutzung und Anforderungen an Metadaten“) wird konkret das Thema Metadaten abgefragt. Hier soll in Erfahrung gebracht werden, ob und wie Metadaten von den verschiedenen Teilnehmern genutzt werden (bspw. zum Auffinden oder Beurteilen der Daten) oder ob die Teilnehmer sogar selber Metadaten erstellen (bspw. als datenhaltende Stelle). Zusätzlich spielen auch die Kriterien zur Beurteilung der Eignung von Daten eine wichtige Rolle, um weitere Erkenntnisse hinsichtlich des Designs von MetaOpenData zu gewinnen. Eine zentrale Frage in diesem Kontext ist, welche Informationen (Metadaten) über Daten bislang fehlen. Dazu konnten die Teilnehmenden sowohl über vordefinierte Antworten (Mehrfachauswahl) als auch durch freie Texteingabe Angaben machen.</text:p>
      <text:p text:style-name="P43"><text:span text:style-name="T32">Im letzten Umfrageabschnitt („Kommentare“) haben die Teilnehmenden die Möglichkeit, durch freie Texteingabe weitere Hinweise oder Anregungen zu hinterlassen.</text:span></text:p>
      <text:h text:style-name="P54" text:outline-level="2">Ergebnisse der Umfrage</text:h>
      <text:p text:style-name="P44">Der Rücklauf zur Umfrage (Sachstrand 30.06.2018) betrug insgesamt 38 Teilnehmende. Im Folgenden werden einige Haupterkenntnisse aus der Umfrage zusammengefasst. Die Prozentangaben (gerundet) beziehen sich stets auf den Anteil der Antwortenden an der Gesamtzahl der Antwortenden (38). Die vollständige Auswertung der Umfrage befinden sich in der Anlage X.</text:p>
      <text:p text:style-name="P44">Von den insgesamt 38 Teilnehmenden war ein großer Teil bei Behörden (42%), wissenschaftlichen Einrichtungen (37%) und in der freien Wirtschaft (16%) beschäftigt. 18% der BehördenvertreterInnen arbeiten im Geschäftsbereich des BMVI.</text:p>
      <text:p text:style-name="P44">Geodaten und andere Daten wurden hauptsächlich in den Bereichen Verkehr (39%), Wasser (47%) und Wetter/Klima (45%) genutzt. In der Kategorie „Weitere“ (47%) wurden Straßenverkehr (32%) und Bahnverkehr (21%) genannt.</text:p>
      <text:p text:style-name="P44">Ein großer Teil der Teilnehmenden schätze das eigene Vorwissen als mindestens umfangreich ein (Umfangreich: 32%, Sehr umfangreich: 32%). Nur 3% gaben sehr geringes Wissen in diesem Themenbereich an.</text:p>
      <text:p text:style-name="P44"><text:soft-page-break/>63% der Teilnehmenden erstellt und / oder pflegt selbst Metadaten, wobei 32% dies sowohl für Dritte (bspw. als Daten haltende Stelle/Behörde) oder intern für Ihre eigene Organisation tun. 18% erstellen Metadaten ausschließlich für interne Nutzungen, 13% ausschließlich für Dritte.</text:p>
      <text:p text:style-name="P42"><text:span text:style-name="T12">Aus den Informationskategorie in den Metadaten waren Datenformat und Zeitraum der Aufzeichnung (jeweils 76%) sowie räumliche Ausdehnung (68%) und Nutzungsrechte (66%) die wichtigsten. Weiterhin wurden die thematische Kategorie und Ansprechpartner häufig genannt (55% bzw. 47%). Ein großer Teil der Teilnehmenden (39%) gab an, selten alle benötigten Informationen in den Metadaten zu finden, welche interessant oder zur Beurteilung der Eignung der Daten für die eigene Anwendung benötigt werden. Hingegen gaben 32% an, dass dies meistens der Fall ist und 16% fanden stets alle Informationen.</text:span></text:p>
      <text:h text:style-name="P59" text:outline-level="1"><text:span text:style-name="T42">P</text:span>rojektverlauf</text:h>
      <text:p text:style-name="P13">…</text:p>
      <text:h text:style-name="P54" text:outline-level="2">AP I Datentypisierung</text:h>
      <text:p text:style-name="P20"><text:span text:style-name="T27">Am Anfang dieser Machbarkeitsstudie steht die Frage, wie die Daten, deren Auffindbarkeit verbessert werden soll, aussehen. Ohne Kenntnis darüber, welche Daten verfügbar sind, wie diese aussehen und strukturiert sind und wie die zugehörigen Metadaten aussehen, ist es nicht möglich, sinnvolle Ansätze zur Metadatenautomatisierung zu erarbeiten. Ebenfalls ist es notwendig, einen Kenntnisstand zu den vorhandenen Daten zu erarbeiten, damit entsprechende Deep Learning Methoden angewandt werden können, um den Einsatz von künstlicher Intelligenz bei der Metadatenautomatisierung zu erproben. Es ist also notwendig, eine Übersicht über die verschiedenen, zur Verfügung stehenden Dateninfrastrukturen zu erhalten und darüber hinaus die darin enthaltenen Daten zu typisieren.</text:span></text:p>
      <text:h text:style-name="P53" text:outline-level="3">Dateninfrastrukturen</text:h>
      <text:p text:style-name="P8"><text:span text:style-name="T41">Im Rahmen der Machbarkeitsstudie soll untersucht werden, wie Metadaten automatisiert werden können. Dabei im Fokus steht insbesondere die Erprobung von Deep Learning Ansätzen. Insbesondere Geodaten stehen im Fokus des Projektes. Vor diesem Hintergrund ist es notwendig, Dateninfrastrukturen zu identifizieren, die die Erfassung der Vielfalt der Datentypen im Umkreis von Geodaten und offenen Daten ermöglichen. Die folgende Tabelle zeigt eine Übersicht der grundsätzlich in Frage kommenden Infrastrukturen.</text:span></text:p>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56">Daten-infrastruktur</text:p>
            </table:table-cell>
            <table:table-cell table:style-name="Tabelle1.A1" office:value-type="string">
              <text:p text:style-name="P56">Domäne</text:p>
            </table:table-cell>
            <table:table-cell table:style-name="Tabelle1.A1" office:value-type="string">
              <text:p text:style-name="P56">Beschreibung</text:p>
            </table:table-cell>
          </table:table-row>
        </table:table-header-rows>
        <table:table-row table:style-name="Tabelle1.1">
          <table:table-cell table:style-name="Tabelle1.A2" office:value-type="string">
            <text:p text:style-name="P55">mCLOUD</text:p>
          </table:table-cell>
          <table:table-cell table:style-name="Tabelle1.A2" office:value-type="string">
            <text:p text:style-name="P55">Daten aus dem BMVI Ressort</text:p>
          </table:table-cell>
          <table:table-cell table:style-name="Tabelle1.A2" office:value-type="string">
            <text:p text:style-name="P55">Die mCLOUD ist das Datenportal des BMVI und hält dazu entsprechende Metadaten zu offenen Daten aus den nachgeordneten Bereichen. Dazu gehören Geodaten, Wetterdaten, Verkehrsdaten, etc.</text:p>
          </table:table-cell>
        </table:table-row>
        <table:table-row table:style-name="Tabelle1.3">
          <table:table-cell table:style-name="Tabelle1.A2" office:value-type="string">
            <text:p text:style-name="P55">GovData</text:p>
          </table:table-cell>
          <table:table-cell table:style-name="Tabelle1.A2" office:value-type="string">
            <text:p text:style-name="P55">Offene Verwaltungsdaten</text:p>
          </table:table-cell>
          <table:table-cell table:style-name="Tabelle1.A2" office:value-type="string">
            <text:p text:style-name="P55">Das GovData Portal ist das ein Portal des Bundes und der teilnehmenden Länder, welches die Recherche nach offenen Verwaltungsdaten aus allen Bereichen ermöglicht.</text:p>
          </table:table-cell>
        </table:table-row>
        <table:table-row table:style-name="Tabelle1.1">
          <table:table-cell table:style-name="Tabelle1.A2" office:value-type="string">
            <text:p text:style-name="P55">Geoportal.de</text:p>
          </table:table-cell>
          <table:table-cell table:style-name="Tabelle1.A2" office:value-type="string">
            <text:p text:style-name="P55">Geodaten</text:p>
          </table:table-cell>
          <table:table-cell table:style-name="Tabelle1.A2" office:value-type="string">
            <text:p text:style-name="P55">Das Geoportal.de ist das Suchportal für Geodaten innerhalb der Geodateninfrastruktur Deutschland.</text:p>
          </table:table-cell>
        </table:table-row>
        <table:table-row table:style-name="Tabelle1.3">
          <table:table-cell table:style-name="Tabelle1.A2" office:value-type="string">
            <text:p text:style-name="P55">EU INSPIRE Geoportal</text:p>
          </table:table-cell>
          <table:table-cell table:style-name="Tabelle1.A2" office:value-type="string">
            <text:p text:style-name="P55">Geodaten</text:p>
          </table:table-cell>
          <table:table-cell table:style-name="Tabelle1.A2" office:value-type="string">
            <text:p text:style-name="P55">Das EU INSPIRE Geoportal ermöglicht die europaweite Recherche nach INSPIRE-konformen Geodaten und schließt damit auch die GDI-DE ein</text:p>
          </table:table-cell>
        </table:table-row>
        <table:table-row table:style-name="Tabelle1.1">
          <table:table-cell table:style-name="Tabelle1.A2" office:value-type="string">
            <text:p text:style-name="P55">European Data Portal</text:p>
          </table:table-cell>
          <table:table-cell table:style-name="Tabelle1.A2" office:value-type="string">
            <text:p text:style-name="P55">Open Data / PSI</text:p>
          </table:table-cell>
          <table:table-cell table:style-name="Tabelle1.A2" office:value-type="string">
            <text:p text:style-name="P55">Das European Data Portal ermöglicht die EU-weite Recherche nach offenen Daten und PSI (Public Sector Information) und stellt damit quasi das europäische Pendant zu GovData dar.</text:p>
          </table:table-cell>
        </table:table-row>
        <table:table-row table:style-name="Tabelle1.3">
          <table:table-cell table:style-name="Tabelle1.A2" office:value-type="string">
            <text:p text:style-name="P55">Copernicus?</text:p>
          </table:table-cell>
          <table:table-cell table:style-name="Tabelle1.A2" office:value-type="string">
            <text:p text:style-name="P55">Fernerkundungs-daten</text:p>
          </table:table-cell>
          <table:table-cell table:style-name="Tabelle1.A2" office:value-type="string">
            <text:p text:style-name="P55">?</text:p>
          </table:table-cell>
        </table:table-row>
      </table:table>
      <text:p text:style-name="P47"/>
      <text:p text:style-name="P48">Die o.a. Tabelle umfasst natürlich nicht alle vorhandenen Dateninfrastrukturen. Sie stellt eine Übersicht zu den für dieses Projekt relevanten Dateninfrastrukturen dar. Es stellt sich die Frage, welche Dateninfrastrukturen für eine nähere Datentypisierung herangezogen werden sollen.</text:p>
      <text:p text:style-name="P48"/>
      <text:p text:style-name="P5"><text:span text:style-name="Strong_20_Emphasis"><text:span text:style-name="T33">FEHLT: Teil den Fabian Löw gemacht hatte</text:span></text:span></text:p>
      <text:h text:style-name="P52" text:outline-level="3"><text:span text:style-name="Strong_20_Emphasis">Metadatenklassifizierung</text:span></text:h>
      <text:p text:style-name="P6"><text:span text:style-name="Strong_20_Emphasis"><text:span text:style-name="T31">…</text:span></text:span></text:p>
      <text:h text:style-name="P53" text:outline-level="3"><text:span text:style-name="Strong_20_Emphasis">Data-Harvesting</text:span></text:h>
      <text:p text:style-name="P6"><text:span text:style-name="Strong_20_Emphasis"><text:span text:style-name="T31">…</text:span></text:span></text:p>
      <text:h text:style-name="P53" text:outline-level="3"><text:span text:style-name="Strong_20_Emphasis">GeoNetworkOpenSource</text:span></text:h>
      <text:p text:style-name="P9"><text:span text:style-name="Strong_20_Emphasis"><text:span text:style-name="T19">Die Open Source Software „Geonetwork Open Source“ ist eine sogenannte Katalogsuchmaschine fü</text:span></text:span><text:span text:style-name="Strong_20_Emphasis"><text:span text:style-name="T20">r </text:span></text:span><text:span text:style-name="Strong_20_Emphasis"><text:span text:style-name="T19">Metadaten. </text:span></text:span><text:span text:style-name="Strong_20_Emphasis"><text:span text:style-name="T20">Hier können räumlich referenzierte Daten anh</text:span></text:span><text:span text:style-name="Strong_20_Emphasis"><text:span text:style-name="T21">a</text:span></text:span><text:span text:style-name="Strong_20_Emphasis"><text:span text:style-name="T20">nd von vollständigen Metadatensätzen </text:span></text:span><text:span text:style-name="Strong_20_Emphasis"><text:span text:style-name="T22">sowohl </text:span></text:span><text:span text:style-name="Strong_20_Emphasis"><text:span text:style-name="T20">gesucht </text:span></text:span><text:span text:style-name="Strong_20_Emphasis"><text:span text:style-name="T22">als auch eigenhändig erstellt werden. Da die Software OGC-Konform ist, also <text:s/></text:span></text:span><text:span text:style-name="Strong_20_Emphasis"><text:span text:style-name="T23">mit allgemeingültigen Standards arbeitet, kann das Geonetwork problemlos in eigene </text:span></text:span><text:span text:style-name="Strong_20_Emphasis"><text:span text:style-name="T22">A</text:span></text:span><text:span text:style-name="Strong_20_Emphasis"><text:span text:style-name="T21">nwendungen mit eingebunden werden. </text:span></text:span><text:span text:style-name="T12">Die </text:span><text:span text:style-name="T23">GNOS-</text:span><text:span text:style-name="T12">Software bietet eine Oberfläche zum Durchsuchen von Geodaten über mehrere Ressourcen hinweg und erweist sich als besonders Anwenderfreundlich durch eine simple Benutzeroberfläche, </text:span><text:span text:style-name="T22">ohne dass tiefergehende Programmierkenntnisse von Nöten wären</text:span><text:span text:style-name="T12">. Aus diesem </text:span><text:span text:style-name="T23">und den oben genannten Gründen, </text:span><text:span text:style-name="T12">wird vorerst das GNOS für </text:span><text:span text:style-name="T23">die Umsetzung des Projektes MetaOpenData verwendet werden.</text:span></text:p>
      <text:p text:style-name="P45">Die Suchfunktion im Geo<text:span text:style-name="T49">n</text:span>etwork bietet sowohl eine Volltextsuche als auch eine Suche nach Schlüsselwörtern, Ressourcentypen, Organisationen <text:span text:style-name="T49">oder</text:span> <text:span text:style-name="T49">der Dateng</text:span>röße (…). Das Geonetwork ist eine Plattform sowohl für Nutzer als auch für Datenanbieter. Benutzer können die Suche nach Geodaten verfeinern und schnell zu den gewünschten Datensätzen gelangen. Der Suchdienst GNOS agiert als „Vermittler“ zu Geodaten und stellt diese je nach Suchanfrage strukturiert zur Verfügung. Anbieter von Geodaten sind somit in der Lage, ihre Daten im Geonetwork Open Source zur Verfügung zu stellen und Kunden können diese über den Katalogdienst bzw. die Metadaten auffinden und nutzen. Aus technischer Sicht greift das GNOS auf meist mehrere Web Catalogue Services (CSW) mit angeschlossener Metadatenbank zu. Informationen können mit Online-Tools zur Bearbeitung von Metadaten beschrieben werden. Der Metadaten-Editor unterstützt die Standards ISO19115/119/110, die für räumliche Ressourcen verwendet werden, sowie das Dublin-Core-Format, das normalerweise für OpenData-Portale verwendet wird. Der <text:soft-page-break/>Editor ermöglicht das Hochladen von Daten, Grafiken, Dokumenten, PDF-Dateien und anderen Inhalten.</text:p>
      <text:h text:style-name="P54" text:outline-level="2"><text:span text:style-name="Strong_20_Emphasis">AP II Erarbeitung und Evaluation der Machbarkeit der möglichen Ansätze zur Metadatenautomatisiertung</text:span></text:h>
      <text:p text:style-name="P10"><text:span text:style-name="Strong_20_Emphasis"><text:span text:style-name="T34">Im nächsten Arbeitsschritt dieser Machbarkeitsstudie werden die zwei Ansätze zur Metadatenautomatisierung vorgestellt. Zum Einen sollen die Daten anhand von Datenbetrachtung automatisch ausgelesen und Metadaten erstellt werden, zum Anderen soll ein KI (künstliche Intelligenz)-Ansatz </text:span></text:span><text:span text:style-name="Strong_20_Emphasis"><text:span text:style-name="T36">zur Erstellung von Metadaten </text:span></text:span><text:span text:style-name="Strong_20_Emphasis"><text:span text:style-name="T35">entwickelt werden. Diese Hybridlösung, </text:span></text:span><text:span text:style-name="Strong_20_Emphasis"><text:span text:style-name="T37">aus reiner Datenbetrachtung und KI, vereint ausreichend Methoden um einen möglichst lückenlosen und fehlerfreien <text:s/>Metadatensatz automatisiert zu entwickeln. Hierbei ist zu betonen, dass insbesondere der KI-Ansatz als Innovation <text:s/>im Bereich der automatisierten Metadatenerstellung zu verstehen ist.</text:span></text:span></text:p>
      <text:h text:style-name="P53" text:outline-level="3"><text:span text:style-name="Strong_20_Emphasis"><text:span text:style-name="T39">Datenbetrachtung </text:span></text:span><text:span text:style-name="Strong_20_Emphasis"><text:span text:style-name="T40">zur</text:span></text:span><text:span text:style-name="Strong_20_Emphasis"><text:span text:style-name="T39"> Metadatenerstellung</text:span></text:span></text:h>
      <text:p text:style-name="P26"><text:span text:style-name="Strong_20_Emphasis"><text:span text:style-name="T14">Die Informationen über den Datensatz sollen automatisch in einen bestehenden Metadatensatz übertragen werden. Dies sollte durch die reine Betrachtung der Daten möglich sein (Die zusätzliche Alternative von Datenerfassung durch KI wird vom Projektpartner abgedeckt).</text:span></text:span></text:p>
      <text:p text:style-name="P42"><text:span text:style-name="T17">Ein speziell eingerichteter Server </text:span><text:span text:style-name="T16">ermöglicht, </text:span><text:span text:style-name="T17">dass </text:span><text:span text:style-name="T16"><text:s/>Geodaten in ein bestimmtes Verzeichnis hoch</text:span><text:span text:style-name="T17">geladen werden können</text:span><text:span text:style-name="T16">. Dabei wird ein Metadatensatz erzeugt und der Titel </text:span><text:span text:style-name="T17">des Datensatzes</text:span><text:span text:style-name="T16"> angepasst. Diese hochgeladenen Geo-Daten sind </text:span><text:span text:style-name="T17">mit Hilfe eines Skriptes </text:span><text:span text:style-name="T16">zu betrachten und Informationen daraus in den oben genannten Metadatensatz zu schreiben. </text:span><text:span text:style-name="T17">D</text:span><text:span text:style-name="T18">ieses</text:span><text:span text:style-name="T16"> serverseitige Skript detektiert Informationen aus den hochgeladenen Datensätzen und schreibt diese in einen Metadatensatz. Dieser Metadatensatz wird anschließend in </text:span><text:span text:style-name="T17">ein ebenfalls eingerichtetes </text:span><text:span text:style-name="T16"><text:s/>Metadatenupload-Verzeichnis kopiert.</text:span></text:p>
      <text:p text:style-name="P42"><text:span text:style-name="T17">Konkrete Beispiele für </text:span><text:span text:style-name="T18">Informationen, die aus Datensätzen über die Komponente Datenbetrachtung entnommen werden können, sind unter anderem die Bounding Box (ein Tool welches zur Erstellung eines Gebietes durch zwei Längen- und Breitengrade verwendet wird), Koordinaten oder auch das Dateiformat.</text:span></text:p>
      <text:h text:style-name="P52" text:outline-level="3"><text:span text:style-name="Strong_20_Emphasis">KI-Ansatz zur Metadatenerstellung</text:span></text:h>
      <text:p text:style-name="P14"><text:span text:style-name="Strong_20_Emphasis"><text:span text:style-name="T38">Auszufüllen durch SG</text:span></text:span></text:p>
      <text:h text:style-name="P54" text:outline-level="2"><text:span text:style-name="Strong_20_Emphasis">AP III Deep-Learning</text:span></text:h>
      <text:p text:style-name="P15"><text:span text:style-name="Strong_20_Emphasis"><text:span text:style-name="T44">Auszufüllen von SG</text:span></text:span></text:p>
      <text:h text:style-name="P53" text:outline-level="3"><text:span text:style-name="Strong_20_Emphasis">Deep Learning Komponente</text:span></text:h>
      <text:p text:style-name="P16"><text:span text:style-name="Strong_20_Emphasis"><text:span text:style-name="T1">…</text:span></text:span></text:p>
      <text:h text:style-name="P54" text:outline-level="2"><text:span text:style-name="Strong_20_Emphasis">AP IV Entwicklung eines Proof-of-Concept</text:span></text:h>
      <text:p text:style-name="P17"><text:span text:style-name="Strong_20_Emphasis">…</text:span></text:p>
      <text:h text:style-name="P53" text:outline-level="3"><text:span text:style-name="Strong_20_Emphasis">Showcase MetaOpenData-Client</text:span></text:h>
      <text:p text:style-name="P18"><draw:frame draw:style-name="fr2" draw:name="Bild1" text:anchor-type="paragraph" svg:width="15.857cm" svg:height="12.591cm" draw:z-index="115"><draw:image xlink:href="Pictures/1000020100000277000001F5E732107AC25C1F8A.png" xlink:type="simple" xlink:show="embed" xlink:actuate="onLoad"/></draw:frame><text:span text:style-name="Strong_20_Emphasis"/></text:p>
      <text:p text:style-name="P7"><text:soft-page-break/><text:span text:style-name="Strong_20_Emphasis"><text:span text:style-name="T12">Der Prototyp des MetaOpenData Projektes ist unter <text:line-break/></text:span></text:span><text:a xlink:type="simple" xlink:href="https://bmvimetadaten.mundialis.de/" text:style-name="Internet_20_link" text:visited-style-name="Visited_20_Internet_20_Link"><text:span text:style-name="Strong_20_Emphasis"><text:span text:style-name="T10">https://bmvimetadaten.mundialis.de/</text:span></text:span></text:a><text:span text:style-name="Strong_20_Emphasis"><text:span text:style-name="T30"> </text:span></text:span><text:span text:style-name="Strong_20_Emphasis"><text:span text:style-name="T12">abrufbar. Sobald der Link geöffnet wird erscheint eine Weboberfläche zum Upload von Daten. Diese Oberfläche bietet die Möglichkeit entweder eine lokale eigene Datei auszuwählen oder innerhalb einer Landkarte ein Polygon nach Wahl zu zeichnen. Bei der anschließenden Betätigung der Schaltfläche „Submit“ wird der ausgewählte Datensatz mit Hilfe der Actinia GDI-Komponente auf einem Server in einem eingerichteten Filesystem abgelegt. Von besonderer Wichtigkeit ist hier, dass der Dateiname der ausgewählten Datei in ein bereits angefertigtes Metadatentemplate (XML-File) übernommen wird. Anschließend sendet die Actinia GDI-Komponente das ersetzte Metadatentemplate an eine Schnittstelle des Geonetwork Open Source, wodurch ein Metadatensatz für den hochgeladenen Datensatz erzeugt wird. Auf der Weboberfläche des Prototypen spielt sich dieser Vorgang innerhalb von 1-2 Sekunden ab. Der Nutzer erhält nach dem Einfügen seines Datensatzes („Submit“) eine URL, welche sich aus einer UUID der Datei zusammensetzt und auf auf den entsprechend angelegten Metadatensatz im Geonetwork weiterleitet. Dieser Metadatensatz wird nun weiterhin angereichert. Das geschieht mit Hilfe eines Skripts, welches Informationen aus dem hochgeladenen Datensatz detektiert. An dieser Stelle ergibt sich außerdem die Möglichkeit, weitere Informationen, die aus der Deep-Learning Komponente entstehen, ebenfalls in die XML-Datei zu schreiben und damit erneut das Geonetwork anzufragen, wodurch der vorhandene Metadatensatz aktualisiert wird und immer weiter mit Informationen befüllt werden kann</text:span></text:span></text:p>
      <text:h text:style-name="P54" text:outline-level="2"><text:span text:style-name="Strong_20_Emphasis">AP V Evaluierung der Ergebnisse und Herausstellung des Verwertungspotentials</text:span></text:h>
      <text:p text:style-name="P13"><text:span text:style-name="Strong_20_Emphasis">…</text:span></text:p>
      <text:h text:style-name="P53" text:outline-level="3"><text:span text:style-name="Strong_20_Emphasis">Bericht Projektarchitektur</text:span></text:h>
      <text:p text:style-name="P18"><text:span text:style-name="Strong_20_Emphasis">…</text:span></text:p>
      <text:h text:style-name="P53" text:outline-level="3"><text:soft-page-break/><text:span text:style-name="Strong_20_Emphasis">Softwarearchitektur</text:span></text:h>
      <text:p text:style-name="P11"><text:span text:style-name="Emphasis"><text:span text:style-name="T28">[Abb., die auch klare Abgrenzungen vornimmt: was ist „intern“, was „extern“ aus Sicht MetaOpenData, was ist also im Scope und was nicht. - geht nicht bis auf Einzelkomponenten runter, sondern ist eine Stufe abstrakter]</text:span></text:span></text:p>
      <text:h text:style-name="P53" text:outline-level="3"><text:bookmark text:name="user-content-komponentenüberblick"/><text:span text:style-name="Strong_20_Emphasis">Komponentenüberblick</text:span></text:h>
      <text:p text:style-name="P41"><text:span text:style-name="Emphasis"><text:span text:style-name="T12">[hier die aktuell in Überarbeitung befindliche Architekturskizze einarbeiten]</text:span></text:span></text:p>
      <text:p text:style-name="P44">Die Informationen über Daten (Metadaten) können grundsätzlich nach zwei unterschiedlichen Verfahren generiert werden:</text:p>
      <text:list xml:id="list3799141558693709239" text:style-name="L4">
        <text:list-item>
          <text:p text:style-name="P40"><text:s/>durch Ableitung aus den Daten selbst, wie dies im unteren Teil der Abbildung zu erkennen ist, und</text:p>
        </text:list-item>
        <text:list-item>
          <text:p text:style-name="P40"><text:s/>über Deep-Learning-Methoden, wobei für die Erfassung von benötigten „Trainingsdaten“ sogenannte Harvester verwendet werden. Diese beziehen automatisiert Metadaten aus externen Quellen . Dabei nutzen sie standardisierte CSW-Dienste (Catalogue Service for the Web, das ist ein OGC-Standard), dargestellt im rechten Bildbereich. Die beiden Verfahren können in einem hybriden Ansatz kombiniert werden.</text:p>
        </text:list-item>
      </text:list>
      <text:h text:style-name="P53" text:outline-level="3"><text:bookmark text:name="user-content-komponentenbeschreibung"/><text:span text:style-name="Strong_20_Emphasis">Komponentenbeschreibung</text:span></text:h>
      <text:h text:style-name="P53" text:outline-level="3"><text:bookmark text:name="user-content-data-interpreter"/>Data-Interpreter</text:h>
      <text:p text:style-name="P50">Beim ersten der genannten Verfahren (der Ableitung der Metadaten aus den Daten selbst) werden bspw. die sog. Header-Dateien aus Rasterdaten (bspw. Sentinel Satellitendaten) ausgelesen. Daraus können bereits relevante Informationen über Datentyp (bspw. Geotiffs), räumliche Auflösung (Pixelgröße), räumliche Abdeckung oder die Projektion der Daten extrahiert werden. Der sogenannte „Data-Interpreter“ extrahiert deartige Informationen aus den Daten, wobei der Zugriff daraus über Datenbanken, Datenverzeichnisse oder über Geodatendienste wie Web Map Service (WMS), Web Feature Service (WFS) und Web Coverage Service (WCS) geschieht, welche Geodaten und dazugehörige Beschreibungen über das Internet anbieten.</text:p>
      <text:h text:style-name="P53" text:outline-level="3"><text:bookmark text:name="user-content-actiniagdi-harvester"/><text:soft-page-break/>ActiniaGDI-Harvester</text:h>
      <text:p text:style-name="P50">Im zweiten der oben genannten Ansätze, dem Harvesting, werden über den von mundialis entwickelten „ActiniaGDI-Harvester“ (GDI = Geodateninfrastruktur) Metadaten von externen Katalogen (Verzeichnisse von Geodaten, Geodiensten und Metadaten) oder Knoten „geerntet“. In den Katalogen bzw. Knoten sind Metadaten zu gleichen Datentypen in ggf. unterschiedlichen Metadatenprofilen hinterlegt . Als Katalogdienste analysieren CSWs die Inhalte von anderen Katalogen und halten diverse Metadaten für Geodatendienste und Geodaten vor. Clients befragen CSWs zum Beispiel, um herauszufinden, welche WMS/WFS-Dienste existieren und welche Fähigkeiten bzw. Eigenschaften diese besitzen. Ein CSW liefert Metadatensätze als Abfrageergebnisse (z.B. in XML), die der ActiniaGDI-Harvester parst und dem Deep-Learning-Interpreter als Eingangs-Trainingsdaten zur Verfügung stellt.</text:p>
      <text:h text:style-name="P53" text:outline-level="3"><text:bookmark text:name="user-content-deep-learning-interpreter"/>Deep-Learning-Interpreter</text:h>
      <text:p text:style-name="P50">Der „Deep-Learning-Interpreter“ ist ein Machine-Learning-Verfahren, das anhand bestehender (Meta-) Daten lernen kann, Objekte (Daten) zu identifizieren bzw. Daten automatisch mit geeigneten Metadaten zu beschreiben, also Metadaten selbstständig – ohne manuelle Eingabe - zu generieren. Dazu wird jedoch eine ausreichend große Menge Trainingsdaten benötigt. Durch das Abrufen mehrerer Kataloge sollen daher einerseits relevante Datenbestände aufgefunden und andererseits ausreichend umfassende Trainingsdaten für den Deep-Learning-Interpreter generiert werden.</text:p>
      <text:h text:style-name="P53" text:outline-level="3"><text:bookmark text:name="user-content-actiniagdi-csw-writer"/>ActiniaGDI-CSW-Writer</text:h>
      <text:p text:style-name="P41"><text:span text:style-name="T12">Über den „ActiniaGDI-CSW-Writer“ ist es schließlich möglich, mit Hilfe einer Metadaten-Suchmaschine (z. B. der Open Source Software Geonetwork Open Source), die über eine graphische Benutzeroberfläche (Graphical User Interface = GUI) zugänglich ist, auf die Metadatenbank zuzugreifen und eigene Metadaten zu generieren. Somit fungiert der eigene Server wiederum als CSW-Knoten, aus dem von anderen entfernten Katalogen Metadaten bezogen werden können.</text:span></text:p>
      <text:h text:style-name="P53" text:outline-level="3"><text:soft-page-break/><text:span text:style-name="Strong_20_Emphasis">Schnittstellenarchitektur</text:span></text:h>
      <text:p text:style-name="P18"><text:span text:style-name="Strong_20_Emphasis">….</text:span></text:p>
      <text:h text:style-name="P53" text:outline-level="3"><text:span text:style-name="Strong_20_Emphasis">Datenarchitektur</text:span></text:h>
      <text:p text:style-name="P18"><text:span text:style-name="Strong_20_Emphasis">….</text:span></text:p>
      <text:h text:style-name="P59" text:outline-level="1"><text:span text:style-name="Strong_20_Emphasis">Zusammenfassung Projektergebnisse</text:span></text:h>
      <text:p text:style-name="P13"><text:span text:style-name="Strong_20_Emphasis">…</text:span></text:p>
      <text:h text:style-name="P58" text:outline-level="1"><text:span text:style-name="Strong_20_Emphasis"/></text:h>
      <text:h text:style-name="P59" text:outline-level="1"><text:span text:style-name="Strong_20_Emphasis">Werbeflyer MetaOpen</text:span><text:span text:style-name="Strong_20_Emphasis"><text:span text:style-name="T48">D</text:span></text:span><text:span text:style-name="Strong_20_Emphasis">ata</text:span></text:h>
      <text:p text:style-name="P51"><text:span text:style-name="Strong_20_Emphasis"><text:span text:style-name="Emphasis"><text:span text:style-name="T28">Hier Flyer </text:span></text:span></text:span><text:span text:style-name="Strong_20_Emphasis"><text:span text:style-name="Emphasis"><text:span text:style-name="T29">falls möglich </text:span></text:span></text:span><text:span text:style-name="Strong_20_Emphasis"><text:span text:style-name="Emphasis"><text:span text:style-name="T28">einfügen</text:span></text:span></text:span></text:p>
      <text:p text:style-name="P41"><text:span text:style-name="T12">Für Werbezwecke und zur Projektvorstellung wurde der oben abgebildete, sechsseitige Flyer erstellt. Dieser stellt in kurzen Worten das Projekt MetaOpenData sowie die Ziele vor. Hierfür wurden unter Anderem auch die Ergebnisse aus der bereits oben beschriebenen Umfrage ausgewertet und mit eingearbeitet. Auch eine Skizze der vollständigen Projektarchitektur wird gezie</text:span><text:span text:style-name="T24">l</text:span><text:span text:style-name="T12">t und beschrieben, um auch Interessenten über die technische Umsetzung zu informieren. Alle Partner (Sopra Steria, mundialis sowie das BMVI), Kontaktdaten sowie die Pr</text:span><text:span text:style-name="T25">oj</text:span><text:span text:style-name="T12">ekthomepage erscheinen auf der letzten Seite des Fl</text:span><text:span text:style-name="T26">y</text:span><text:span text:style-name="T12">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Noto Sans" svg:font-family="'Noto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Arial" svg:font-family="Arial"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Liberation Serif1"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Liberation Serif1"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erif1" style:font-family-asian="'Liberation Serif'"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true" fo:line-height="150%" style:register-true="true"/>
      <style:text-properties style:font-name="Liberation Sans1" fo:font-family="'Liberation Sans'" style:font-style-name="Standard"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49cm" fo:margin-bottom="0cm" loext:contextual-spacing="false" fo:line-height="150%" style:register-true="true" fo:text-indent="0cm" style:auto-text-indent="false">
        <style:tab-stops/>
      </style:paragraph-properties>
      <style:text-properties style:font-name="Liberation Sans2" fo:font-family="'Liberation Sans'" style:font-style-name="Fett" style:font-family-generic="swiss" style:font-pitch="variable" fo:font-size="16pt" fo:font-weight="bold" style:font-name-asian="Liberation Serif1" style:font-family-asian="'Liberation Serif'"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349cm" fo:margin-bottom="0cm" loext:contextual-spacing="false" fo:line-height="150%" fo:text-align="justify" style:justify-single-word="false" fo:orphans="2" fo:widows="2" fo:text-indent="0cm" style:auto-text-indent="false"/>
      <style:text-properties fo:font-variant="normal" fo:text-transform="none" fo:color="#24292e" style:font-name="Liberation Sans" fo:font-family="'Liberation Sans'" style:font-family-generic="swiss" style:font-pitch="variable" fo:font-size="14pt" fo:letter-spacing="normal" fo:font-style="normal" fo:font-weight="bold" style:font-name-asian="Liberation Serif1" style:font-family-asian="'Liberation Serif'" style:font-family-generic-asian="system" style:font-pitch-asian="variable" style:font-size-asian="14pt" style:font-weight-asian="normal" style:font-name-complex="Arial" style:font-family-complex="Arial" style:font-family-generic-complex="system" style:font-pitch-complex="variable" style:font-size-complex="14pt"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style:register-true="true" fo:text-indent="0cm" style:auto-text-indent="false"/>
      <style:text-properties fo:font-size="18pt"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vertical-align="auto"/>
      <style:text-properties style:font-name="Liberation Sans1" fo:font-family="'Liberation Sans'" style:font-style-name="Standard"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Fett" style:font-family-generic="swiss" style:font-pitch="variable" fo:font-weight="bold" style:font-size-asian="10.5pt" style:font-weight-asian="bold" style:font-weight-complex="bold"/>
    </style:style>
    <style:style style:name="Title" style:family="paragraph" style:parent-style-name="Heading" style:next-style-name="Text_20_body" style:class="chapter">
      <style:paragraph-properties fo:margin-top="0cm" fo:margin-bottom="0cm" loext:contextual-spacing="false" fo:line-height="150%" fo:text-align="center" style:justify-single-word="false" style:register-true="true"/>
      <style:text-properties fo:font-size="20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color="#000000"/>
      <style:paragraph-properties fo:text-align="center"/>
    </style:style>
    <style:style style:name="MP2" style:family="paragraph">
      <style:paragraph-properties fo:text-align="center"/>
    </style:style>
    <style:style style:name="MP3" style:family="paragraph" style:parent-style-name="Standard">
      <style:paragraph-properties fo:margin-top="0cm" fo:margin-bottom="0.101cm" loext:contextual-spacing="false" fo:text-align="end" style:justify-single-word="false">
        <style:tab-stops>
          <style:tab-stop style:position="8.5cm" style:type="center"/>
          <style:tab-stop style:position="17cm" style:type="right"/>
        </style:tab-stops>
      </style:paragraph-properties>
      <style:text-properties style:font-name="Liberation Sans" fo:font-size="7pt" officeooo:paragraph-rsid="000fee77" style:font-size-asian="7pt" style:font-size-complex="7pt"/>
    </style:style>
    <style:style style:name="MT1"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4.041cm" fo:margin-bottom="2.3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046cm" fo:margin-left="0cm" fo:margin-right="0cm" fo:margin-bottom="0.499cm"/>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Bild4" text:anchor-type="paragraph" svg:x="6.842cm" svg:y="-3cm" svg:width="3.311cm" svg:height="2cm" draw:z-index="3"><draw:image xlink:href="Pictures/100032B500002932000018D452D465328B7FA5AC.svg" xlink:type="simple" xlink:show="embed" xlink:actuate="onLoad"/><draw:image xlink:href="Pictures/100002010000018F000000F062AD658A5365E993.png" xlink:type="simple" xlink:show="embed" xlink:actuate="onLoad"/></draw:frame><draw:frame draw:style-name="Mfr1" draw:name="Bild5" text:anchor-type="paragraph" svg:x="0cm" svg:y="-3cm" svg:width="3.66cm" svg:height="2cm" draw:z-index="26"><draw:image xlink:href="Pictures/100062FE000019A000000E22CF1A1421BD948E6B.svg" xlink:type="simple" xlink:show="embed" xlink:actuate="onLoad"/><draw:image xlink:href="Pictures/10000201000000F80000008983918B80CF19DB28.png" xlink:type="simple" xlink:show="embed" xlink:actuate="onLoad"/></draw:frame><draw:frame draw:style-name="Mfr1" draw:name="Bild6" text:anchor-type="paragraph" svg:x="13.843cm" svg:y="-3cm" svg:width="3.129cm" svg:height="2cm" draw:z-index="49"><draw:image xlink:href="Pictures/100061FF00001F5C000013EB757C3F8A6402945A.svg" xlink:type="simple" xlink:show="embed" xlink:actuate="onLoad"/><draw:image xlink:href="Pictures/100002010000012F000000C1EE3A99CD7E70FF33.png" xlink:type="simple" xlink:show="embed" xlink:actuate="onLoad"/></draw:frame><draw:line text:anchor-type="paragraph" draw:z-index="91" draw:name="Form1" draw:style-name="Mgr1" draw:text-style-name="MP1" svg:x1="0cm" svg:y1="-0.42cm" svg:x2="17cm" svg:y2="-0.42cm"><text:p/></draw:line><draw:line text:anchor-type="paragraph" draw:z-index="114" draw:name="Form1" draw:style-name="Mgr2" draw:text-style-name="MP2" svg:x1="0cm" svg:y1="22.955cm" svg:x2="17cm" svg:y2="22.955cm"><text:p/></draw:line></text:p>
      </style:header>
      <style:footer>
        <text:p text:style-name="MP3"><text:span text:style-name="MT1">Seite </text:span><text:span text:style-name="MT1"><text:page-number text:select-page="current">23</text:page-number></text:span><text:span text:style-name="MT1">/</text:span><text:span text:style-name="MT1"><text:page-count>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Cerfontaine</meta:initial-creator>
    <meta:creation-date>2018-07-05T15:55:26.559300000</meta:creation-date>
    <dc:date>2018-09-17T13:34:46.542415500</dc:date>
    <meta:editing-duration>PT1H32M45S</meta:editing-duration>
    <meta:editing-cycles>19</meta:editing-cycles>
    <meta:generator>LibreOffice/5.1.6.2$Linux_X86_64 LibreOffice_project/10m0$Build-2</meta:generator>
    <meta:document-statistic meta:table-count="1" meta:image-count="4" meta:object-count="0" meta:page-count="23" meta:paragraph-count="152" meta:word-count="3907" meta:character-count="30472" meta:non-whitespace-character-count="26739"/>
  </office:meta>
</office:document-meta>
</file>